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9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8056in" style:font-size-asian="0.18056in" style:font-size-complex="0.18056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8056in" style:font-size-asian="0.18056in" style:font-size-complex="0.18056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8056in" style:font-size-asian="0.18056in" style:font-size-complex="0.18056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5278in" style:font-size-asian="0.15278in" style:font-size-complex="0.15278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5278in" style:font-size-asian="0.15278in" style:font-size-complex="0.15278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25in" style:font-size-asian="0.125in" style:font-size-complex="0.125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draw:fill="solid" draw:fill-color="#99ccff" draw:opacity="100%" draw:stroke="solid" svg:stroke-width="0.02778in" svg:stroke-color="#000000" svg:stroke-opacity="100%" style:protect=""/>
    </style:style>
    <style:style style:family="paragraph" style:name="a1101">
      <style:paragraph-properties fo:line-height="100%" fo:text-align="left" style:tab-stop-distance="0.4134in" fo:margin-left="0.03337in" fo:margin-right="0in" fo:text-indent="0in" fo:margin-top="0.02778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25in" style:font-size-asian="0.125in" style:font-size-complex="0.125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0.4134in" fo:margin-left="0.03337in" fo:margin-right="0in" fo:text-indent="0in" fo:margin-top="0.02778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8056in" style:font-size-asian="0.18056in" style:font-size-complex="0.18056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8056in" style:font-size-asian="0.18056in" style:font-size-complex="0.18056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8056in" style:font-size-asian="0.18056in" style:font-size-complex="0.18056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3">
      <style:drawing-page-properties draw:fill="bitmap" draw:fill-image-name="a10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25in" style:font-size-asian="0.125in" style:font-size-complex="0.125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9">
      <style:paragraph-properties fo:line-height="100%" fo:text-align="left" style:tab-stop-distance="0.4134in" fo:margin-left="0.03337in" fo:margin-right="0in" fo:text-indent="0in" fo:margin-top="0.02778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2">
      <style:drawing-page-properties draw:fill="bitmap" draw:fill-image-name="a11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1667in" style:font-size-asian="0.41667in" style:font-size-complex="0.41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1667in" style:font-size-asian="0.41667in" style:font-size-complex="0.41667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Albany" style:font-family-generic="roman" style:font-pitch="variable" fo:font-size="0.44444in" style:font-size-asian="0.44444in" style:font-size-complex="0.44444in" fo:letter-spacing="0in" fo:language="uk" fo:country="UA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Albany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0.4134in" fo:margin-left="0.03337in" fo:margin-right="0in" fo:text-indent="0in" fo:margin-top="0.11111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4">
      <style:drawing-page-properties draw:fill="bitmap" draw:fill-image-name="a9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4722in" style:font-size-asian="0.34722in" style:font-size-complex="0.34722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6667in" style:font-size-asian="0.16667in" style:font-size-complex="0.16667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25in" style:font-size-asian="0.125in" style:font-size-complex="0.125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0.4134in" fo:margin-left="0.03337in" fo:margin-right="0in" fo:text-indent="0in" fo:margin-top="0.02778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4">
      <style:drawing-page-properties draw:fill="bitmap" draw:fill-image-name="a10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25in" style:font-size-asian="0.125in" style:font-size-complex="0.125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4134in" fo:margin-left="0.03337in" fo:margin-right="0in" fo:text-indent="0in" fo:margin-top="0.02778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25in" style:font-size-asian="0.125in" style:font-size-complex="0.125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0.4134in" fo:margin-left="0.03337in" fo:margin-right="0in" fo:text-indent="0in" fo:margin-top="0.02778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25in" style:font-size-asian="0.125in" style:font-size-complex="0.125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077">
      <style:paragraph-properties fo:line-height="100%" fo:text-align="left" style:tab-stop-distance="0.4134in" fo:margin-left="0.03337in" fo:margin-right="0in" fo:text-indent="0in" fo:margin-top="0.02778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25in" style:font-size-asian="0.125in" style:font-size-complex="0.125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079">
      <style:paragraph-properties fo:line-height="100%" fo:text-align="left" style:tab-stop-distance="0.4134in" fo:margin-left="0.03337in" fo:margin-right="0in" fo:text-indent="0in" fo:margin-top="0.02778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9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6667in" style:font-size-asian="0.16667in" style:font-size-complex="0.16667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1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6667in" style:font-size-asian="0.16667in" style:font-size-complex="0.16667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5">
      <style:drawing-page-properties draw:fill="bitmap" draw:fill-image-name="a9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6667in" style:font-size-asian="0.16667in" style:font-size-complex="0.16667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6667in" style:font-size-asian="0.16667in" style:font-size-complex="0.16667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6667in" style:font-size-asian="0.16667in" style:font-size-complex="0.16667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Albany" style:font-family-generic="roman" style:font-pitch="variable" fo:font-size="0.38889in" style:font-size-asian="0.38889in" style:font-size-complex="0.38889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0.4134in" fo:margin-left="0.31005in" fo:margin-right="0in" fo:text-indent="-0.27669in" fo:margin-top="0.09722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25in" style:font-size-asian="0.125in" style:font-size-complex="0.125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0.4134in" fo:margin-left="0.03337in" fo:margin-right="0in" fo:text-indent="0in" fo:margin-top="0.02778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25in" style:font-size-asian="0.125in" style:font-size-complex="0.125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left" style:tab-stop-distance="0.4134in" fo:margin-left="0.31005in" fo:margin-right="0in" fo:text-indent="-0.27669in" fo:margin-top="0.02778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7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10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25in" style:font-size-asian="0.125in" style:font-size-complex="0.125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6">
      <style:paragraph-properties fo:line-height="100%" fo:text-align="left" style:tab-stop-distance="0.4134in" fo:margin-left="0.03337in" fo:margin-right="0in" fo:text-indent="0in" fo:margin-top="0.02778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25in" style:font-size-asian="0.125in" style:font-size-complex="0.125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0.4134in" fo:margin-left="0.31005in" fo:margin-right="0in" fo:text-indent="-0.27669in" fo:margin-top="0.02778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Albany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6667in" style:font-size-asian="0.16667in" style:font-size-complex="0.16667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Albany" style:font-family-generic="roman" style:font-pitch="variable" fo:font-size="0.38889in" style:font-size-asian="0.38889in" style:font-size-complex="0.38889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0.4134in" fo:margin-left="0.31005in" fo:margin-right="0in" fo:text-indent="-0.27669in" fo:margin-top="0.11111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6667in" style:font-size-asian="0.16667in" style:font-size-complex="0.16667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80%" fo:text-align="left" style:tab-stop-distance="0.4134in" fo:margin-left="0.31005in" fo:margin-right="0in" fo:text-indent="-0.27669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Albany" style:font-family-generic="roman" style:font-pitch="variable" fo:font-size="0.38889in" style:font-size-asian="0.38889in" style:font-size-complex="0.38889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4134in" fo:margin-left="0.31005in" fo:margin-right="0in" fo:text-indent="-0.27669in" fo:margin-top="0.09722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6667in" style:font-size-asian="0.16667in" style:font-size-complex="0.16667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Albany" style:font-family-generic="roman" style:font-pitch="variable" fo:font-size="0.38889in" style:font-size-asian="0.38889in" style:font-size-complex="0.38889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6667in" style:font-size-asian="0.16667in" style:font-size-complex="0.16667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4134in" fo:margin-left="0.31005in" fo:margin-right="0in" fo:text-indent="-0.27669in" fo:margin-top="0.09722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6667in" style:font-size-asian="0.16667in" style:font-size-complex="0.16667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1">
      <style:drawing-page-properties draw:fill="bitmap" draw:fill-image-name="a10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25in" style:font-size-asian="0.125in" style:font-size-complex="0.125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4134in" fo:margin-left="0.03337in" fo:margin-right="0in" fo:text-indent="0in" fo:margin-top="0.02778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25in" style:font-size-asian="0.125in" style:font-size-complex="0.125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093">
      <style:paragraph-properties fo:line-height="100%" fo:text-align="left" style:tab-stop-distance="0.4134in" fo:margin-left="0.03337in" fo:margin-right="0in" fo:text-indent="0in" fo:margin-top="0.02778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5278in" style:font-size-asian="0.15278in" style:font-size-complex="0.15278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25in" style:font-size-asian="0.125in" style:font-size-complex="0.125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0.4134in" fo:margin-left="0.03337in" fo:margin-right="0in" fo:text-indent="0in" fo:margin-top="0.02778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5278in" style:font-size-asian="0.15278in" style:font-size-complex="0.15278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25in" style:font-size-asian="0.125in" style:font-size-complex="0.125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left" style:tab-stop-distance="0.4134in" fo:margin-left="0.03337in" fo:margin-right="0in" fo:text-indent="0in" fo:margin-top="0.02778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25in" style:font-size-asian="0.125in" style:font-size-complex="0.125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4134in" fo:margin-left="0.03337in" fo:margin-right="0in" fo:text-indent="0in" fo:margin-top="0.02778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6667in" style:font-size-asian="0.16667in" style:font-size-complex="0.16667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2">
      <style:paragraph-properties fo:line-height="80%" fo:text-align="left" style:tab-stop-distance="0.4134in" fo:margin-left="0.31005in" fo:margin-right="0in" fo:text-indent="-0.27669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6667in" style:font-size-asian="0.16667in" style:font-size-complex="0.16667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5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929">
      <style:drawing-page-properties draw:fill="bitmap" draw:fill-image-name="a9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5278in" style:font-size-asian="0.15278in" style:font-size-complex="0.15278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5278in" style:font-size-asian="0.15278in" style:font-size-complex="0.15278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5278in" style:font-size-asian="0.15278in" style:font-size-complex="0.15278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5278in" style:font-size-asian="0.15278in" style:font-size-complex="0.15278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5278in" style:font-size-asian="0.15278in" style:font-size-complex="0.15278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80%" fo:text-align="left" style:tab-stop-distance="0.4134in" fo:margin-left="0.31005in" fo:margin-right="0in" fo:text-indent="-0.27669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2">
      <style:drawing-page-properties draw:fill="bitmap" draw:fill-image-name="a8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Albany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0.4134in" fo:margin-left="0.03337in" fo:margin-right="0in" fo:text-indent="0in" fo:margin-top="0.11111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Albany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0.4134in" fo:margin-left="0.03337in" fo:margin-right="0in" fo:text-indent="0in" fo:margin-top="0.11111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4722in" style:font-size-asian="0.34722in" style:font-size-complex="0.34722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8056in" style:font-size-asian="0.18056in" style:font-size-complex="0.18056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8056in" style:font-size-asian="0.18056in" style:font-size-complex="0.18056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8056in" style:font-size-asian="0.18056in" style:font-size-complex="0.18056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5278in" style:font-size-asian="0.15278in" style:font-size-complex="0.15278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5278in" style:font-size-asian="0.15278in" style:font-size-complex="0.15278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5278in" style:font-size-asian="0.15278in" style:font-size-complex="0.15278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5278in" style:font-size-asian="0.15278in" style:font-size-complex="0.15278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8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5278in" style:font-size-asian="0.15278in" style:font-size-complex="0.15278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8056in" style:font-size-asian="0.18056in" style:font-size-complex="0.18056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0.4134in" fo:margin-left="0.03337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JetBrains Mono SemiBold" style:font-family-generic="roman" style:font-pitch="fixed" fo:font-size="0.18056in" style:font-size-asian="0.18056in" style:font-size-complex="0.18056in" fo:letter-spacing="0in" fo:language="pl" fo:country="PL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14">
      <text:list-level-style-bullet text:level="1" text:bullet-char="">
        <style:list-level-properties text:space-before="0.03337in" text:min-label-width="0.27669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37434in" text:min-label-width="0.27669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65102in" text:min-label-width="0.27669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0.97654in" text:min-label-width="0.27669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23694in" text:min-label-width="0.27669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54491in" text:min-label-width="0.27669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89502in" text:min-label-width="0.27669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24513in" text:min-label-width="0.27669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53194in" text:min-label-width="0.27669in"/>
        <style:text-properties fo:color="#dadada" fo:font-family="Wingdings 2" style:font-charset="x-symbol" fo:font-size="70%"/>
      </text:list-level-style-bullet>
    </text:list-style>
    <text:list-style style:name="a1040">
      <text:list-level-style-bullet text:level="1" text:bullet-char="">
        <style:list-level-properties text:space-before="0.03337in" text:min-label-width="0.27669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37434in" text:min-label-width="0.27669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65102in" text:min-label-width="0.27669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0.97654in" text:min-label-width="0.27669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23694in" text:min-label-width="0.27669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54491in" text:min-label-width="0.27669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89502in" text:min-label-width="0.27669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24513in" text:min-label-width="0.27669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53194in" text:min-label-width="0.27669in"/>
        <style:text-properties fo:color="#dadada" fo:font-family="Wingdings 2" style:font-charset="x-symbol" fo:font-size="70%"/>
      </text:list-level-style-bullet>
    </text:list-style>
    <text:list-style style:name="a984">
      <text:list-level-style-bullet text:level="1" text:bullet-char="">
        <style:list-level-properties text:space-before="0.03337in" text:min-label-width="0.27669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37434in" text:min-label-width="0.27669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65102in" text:min-label-width="0.27669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0.97654in" text:min-label-width="0.27669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23694in" text:min-label-width="0.27669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54491in" text:min-label-width="0.27669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89502in" text:min-label-width="0.27669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24513in" text:min-label-width="0.27669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53194in" text:min-label-width="0.27669in"/>
        <style:text-properties fo:color="#dadada" fo:font-family="Wingdings 2" style:font-charset="x-symbol" fo:font-size="70%"/>
      </text:list-level-style-bullet>
    </text:list-style>
    <text:list-style style:name="a920">
      <text:list-level-style-bullet text:level="1" text:bullet-char="">
        <style:list-level-properties text:space-before="0.03337in" text:min-label-width="0.27669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37434in" text:min-label-width="0.27669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65102in" text:min-label-width="0.27669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0.97654in" text:min-label-width="0.27669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23694in" text:min-label-width="0.27669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54491in" text:min-label-width="0.27669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89502in" text:min-label-width="0.27669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24513in" text:min-label-width="0.27669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53194in" text:min-label-width="0.27669in"/>
        <style:text-properties fo:color="#dadada" fo:font-family="Wingdings 2" style:font-charset="x-symbol" fo:font-size="70%"/>
      </text:list-level-style-bullet>
    </text:list-style>
    <text:list-style style:name="a1089">
      <text:list-level-style-bullet text:level="1" text:bullet-char="">
        <style:list-level-properties text:space-before="0.03337in" text:min-label-width="0.27669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37434in" text:min-label-width="0.27669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65102in" text:min-label-width="0.27669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0.97654in" text:min-label-width="0.27669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23694in" text:min-label-width="0.27669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54491in" text:min-label-width="0.27669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89502in" text:min-label-width="0.27669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24513in" text:min-label-width="0.27669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53194in" text:min-label-width="0.27669in"/>
        <style:text-properties fo:color="#dadada" fo:font-family="Wingdings 2" style:font-charset="x-symbol" fo:font-size="70%"/>
      </text:list-level-style-bullet>
    </text:list-style>
    <text:list-style style:name="a1012">
      <text:list-level-style-bullet text:level="1" text:bullet-char="">
        <style:list-level-properties text:space-before="0.03337in" text:min-label-width="0.27669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37434in" text:min-label-width="0.27669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65102in" text:min-label-width="0.27669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0.97654in" text:min-label-width="0.27669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23694in" text:min-label-width="0.27669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54491in" text:min-label-width="0.27669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89502in" text:min-label-width="0.27669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24513in" text:min-label-width="0.27669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53194in" text:min-label-width="0.27669in"/>
        <style:text-properties fo:color="#dadada" fo:font-family="Wingdings 2" style:font-charset="x-symbol" fo:font-size="70%"/>
      </text:list-level-style-bullet>
    </text:list-style>
    <text:list-style style:name="a917">
      <text:list-level-style-bullet text:level="1" text:bullet-char="">
        <style:list-level-properties text:space-before="0.03337in" text:min-label-width="0.27669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37434in" text:min-label-width="0.27669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65102in" text:min-label-width="0.27669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0.97654in" text:min-label-width="0.27669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23694in" text:min-label-width="0.27669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54491in" text:min-label-width="0.27669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89502in" text:min-label-width="0.27669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24513in" text:min-label-width="0.27669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53194in" text:min-label-width="0.27669in"/>
        <style:text-properties fo:color="#dadada" fo:font-family="Wingdings 2" style:font-charset="x-symbol" fo:font-size="70%"/>
      </text:list-level-style-bullet>
    </text:list-style>
    <text:list-style style:name="a1084">
      <text:list-level-style-bullet text:level="1" text:bullet-char="">
        <style:list-level-properties text:space-before="0.03337in" text:min-label-width="0.27669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37434in" text:min-label-width="0.27669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65102in" text:min-label-width="0.27669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0.97654in" text:min-label-width="0.27669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23694in" text:min-label-width="0.27669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54491in" text:min-label-width="0.27669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89502in" text:min-label-width="0.27669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24513in" text:min-label-width="0.27669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53194in" text:min-label-width="0.27669in"/>
        <style:text-properties fo:color="#dadada" fo:font-family="Wingdings 2" style:font-charset="x-symbol" fo:font-size="70%"/>
      </text:list-level-style-bullet>
    </text:list-style>
    <text:list-style style:name="a993">
      <text:list-level-style-bullet text:level="1" text:bullet-char="">
        <style:list-level-properties text:space-before="0.03337in" text:min-label-width="0.27669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37434in" text:min-label-width="0.27669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65102in" text:min-label-width="0.27669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0.97654in" text:min-label-width="0.27669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23694in" text:min-label-width="0.27669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54491in" text:min-label-width="0.27669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89502in" text:min-label-width="0.27669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24513in" text:min-label-width="0.27669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53194in" text:min-label-width="0.27669in"/>
        <style:text-properties fo:color="#dadada" fo:font-family="Wingdings 2" style:font-charset="x-symbol" fo:font-size="70%"/>
      </text:list-level-style-bullet>
    </text:list-style>
  </office:automatic-styles>
  <office:body>
    <office:presentation>
      <draw:page draw:name="page1" draw:style-name="a882" draw:master-page-name="Master1-Layout7-blank-Пустой-слайд" presentation:presentation-page-layout-name="Master1-PPL7" draw:id="Slide-256">
        <draw:frame draw:id="id127" presentation:style-name="a887" draw:name="Подзаголовок 1" svg:x="1.77257in" svg:y="1.58594in" svg:width="9.25174in" svg:height="1.35589in" presentation:class="subtitle" presentation:placeholder="false">
          <draw:text-box>
            <text:p text:style-name="a884" text:class-names="" text:cond-style-name=""><text:span text:style-name="a883" text:class-names="">Лабораторна робота №8</text:span></text:p>
            <text:p text:style-name="a886" text:class-names="" text:cond-style-name=""><text:span text:style-name="a885" text:class-names="">Дизайн патерни</text:span></text:p>
          </draw:text-box>
          <svg:title/>
          <svg:desc/>
        </draw:frame>
        <draw:frame draw:id="id128" draw:style-name="a897" draw:name="TextBox 2" svg:x="8.36227in" svg:y="3.70276in" svg:width="2.4645in" svg:height="0.97031in">
          <draw:text-box>
            <text:p text:style-name="a889" text:class-names="" text:cond-style-name=""><text:span text:style-name="a888" text:class-names="">Виконав:</text:span></text:p>
            <text:p text:style-name="a893" text:class-names="" text:cond-style-name=""><text:span text:style-name="a890" text:class-names="">студент групи<text:s text:c="1"/></text:span><text:span text:style-name="a891" text:class-names="">ПП-3</text:span><text:span text:style-name="a892" text:class-names="">2</text:span></text:p>
            <text:p text:style-name="a896" text:class-names="" text:cond-style-name=""><text:span text:style-name="a894" text:class-names="">Дикий Максим</text:span><text:span text:style-name="a895" text:class-names=""/></text:p>
          </draw:text-box>
          <svg:title/>
          <svg:desc/>
        </draw:frame>
        <presentation:notes draw:style-name="a903">
          <draw:frame draw:id="id129" draw:style-name="a900" draw:name="Номер слайда 6" svg:x="4.67953in" svg:y="11.10827in" svg:width="3.5878in" svg:height="0.58425in">
            <draw:text-box>
              <text:p text:style-name="a899" text:class-names="" text:cond-style-name=""><text:span text:style-name="a898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30" presentation:style-name="a901" draw:name="Образ слайда 1">
            <svg:title/>
            <svg:desc/>
          </draw:page-thumbnail>
          <draw:frame draw:id="id131" presentation:style-name="a90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905" draw:master-page-name="Master1-Layout7-blank-Пустой-слайд" presentation:presentation-page-layout-name="Master1-PPL7" draw:id="Slide-257">
        <draw:frame draw:id="id132" presentation:style-name="a910" draw:name="Заголовок 1" svg:x="0in" svg:y="0.13889in" svg:width="9.92188in" svg:height="1.25174in" presentation:class="title" presentation:placeholder="false">
          <draw:text-box>
            <text:p text:style-name="a909" text:class-names="" text:cond-style-name=""><text:span text:style-name="a906" text:class-names="">Породжувальний патерн проектування:<text:line-break/></text:span><text:span text:style-name="a907" text:class-names=""><text:s text:c="1"/>Singleton</text:span><text:span text:style-name="a908" text:class-names=""/></text:p>
          </draw:text-box>
          <svg:title/>
          <svg:desc/>
        </draw:frame>
        <draw:frame draw:id="id133" presentation:style-name="a921" draw:name="Подзаголовок 2" svg:x="0in" svg:y="1.25521in" svg:width="9.92188in" svg:height="4.45312in" presentation:class="subtitle" presentation:placeholder="false">
          <draw:text-box>
            <text:list text:style-name="a914">
              <text:list-item>
                <text:p text:style-name="a913" text:class-names="" text:cond-style-name=""><text:span text:style-name="a911" text:class-names=""><text:tab/></text:span><text:span text:style-name="a912" text:class-names="">Singleton – гарантує, що клас матиме тільки один екземпляр і забезпечує глобальну точку доступу до цього екземпляру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<text:tab/>Типовим прикладом виступають сервіси у застосунках: звернення до зовнішнього API, зберігання певних даних, до яких доступ здійснються глобально</text:span></text:p>
              </text:list-item>
            </text:list>
          </draw:text-box>
          <svg:title/>
          <svg:desc/>
        </draw:frame>
        <presentation:notes draw:style-name="a927">
          <draw:frame draw:id="id134" draw:style-name="a924" draw:name="Номер слайда 6" svg:x="4.67953in" svg:y="11.10827in" svg:width="3.5878in" svg:height="0.58425in">
            <draw:text-box>
              <text:p text:style-name="a923" text:class-names="" text:cond-style-name=""><text:span text:style-name="a922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135" presentation:style-name="a925" draw:name="Образ слайда 1">
            <svg:title/>
            <svg:desc/>
          </draw:page-thumbnail>
          <draw:frame draw:id="id136" presentation:style-name="a92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929" draw:master-page-name="Master1-Layout7-blank-Пустой-слайд" presentation:presentation-page-layout-name="Master1-PPL7" draw:id="Slide-258">
        <draw:frame draw:id="id137" presentation:style-name="a933" draw:name="Заголовок 1" svg:x="0in" svg:y="0.21528in" svg:width="9.92188in" svg:height="1.09896in" presentation:class="title" presentation:placeholder="false">
          <draw:text-box>
            <text:p text:style-name="a932" text:class-names="" text:cond-style-name=""><text:span text:style-name="a930" text:class-names="">Singleton. Приклад із застосунку<text:line-break/></text:span><text:span text:style-name="a931" text:class-names="">Створення</text:span></text:p>
          </draw:text-box>
          <svg:title/>
          <svg:desc/>
        </draw:frame>
        <draw:frame draw:id="id138" presentation:style-name="a956" draw:name="Подзаголовок 2" svg:x="0in" svg:y="1.45833in" svg:width="9.92188in" svg:height="3.59549in" presentation:class="subtitle" presentation:placeholder="false">
          <draw:text-box>
            <text:p text:style-name="a935" text:class-names="" text:cond-style-name=""><text:span text:style-name="a934" text:class-names="">@Injectable({</text:span></text:p>
            <text:p text:style-name="a937" text:class-names="" text:cond-style-name=""><text:span text:style-name="a936" text:class-names=""><text:s text:c="2"/>providedIn: 'root'</text:span></text:p>
            <text:p text:style-name="a939" text:class-names="" text:cond-style-name=""><text:span text:style-name="a938" text:class-names="">})</text:span></text:p>
            <text:p text:style-name="a941" text:class-names="" text:cond-style-name=""><text:span text:style-name="a940" text:class-names="">export class FavoriteVoterService {</text:span></text:p>
            <text:p text:style-name="a943" text:class-names="" text:cond-style-name=""><text:span text:style-name="a942" text:class-names=""><text:s text:c="2"/>private favoriteVoters: Voter[] = [];</text:span></text:p>
            <text:p text:style-name="a945" text:class-names="" text:cond-style-name=""><text:span text:style-name="a944" text:class-names=""/></text:p>
            <text:p text:style-name="a947" text:class-names="" text:cond-style-name=""><text:span text:style-name="a946" text:class-names=""><text:s text:c="2"/>getFavoriteVoters(): Voter[] {</text:span></text:p>
            <text:p text:style-name="a949" text:class-names="" text:cond-style-name=""><text:span text:style-name="a948" text:class-names=""><text:s text:c="4"/>return this.favoriteVoters;</text:span></text:p>
            <text:p text:style-name="a951" text:class-names="" text:cond-style-name=""><text:span text:style-name="a950" text:class-names=""><text:s text:c="2"/>}</text:span></text:p>
            <text:p text:style-name="a953" text:class-names="" text:cond-style-name=""><text:span text:style-name="a952" text:class-names=""><text:s text:c="1"/></text:span></text:p>
            <text:p text:style-name="a955" text:class-names="" text:cond-style-name=""><text:span text:style-name="a954" text:class-names="">}</text:span></text:p>
          </draw:text-box>
          <svg:title/>
          <svg:desc/>
        </draw:frame>
        <presentation:notes draw:style-name="a962">
          <draw:frame draw:id="id139" draw:style-name="a959" draw:name="Номер слайда 6" svg:x="4.67953in" svg:y="11.10827in" svg:width="3.5878in" svg:height="0.58425in">
            <draw:text-box>
              <text:p text:style-name="a958" text:class-names="" text:cond-style-name=""><text:span text:style-name="a957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140" presentation:style-name="a960" draw:name="Образ слайда 1">
            <svg:title/>
            <svg:desc/>
          </draw:page-thumbnail>
          <draw:frame draw:id="id141" presentation:style-name="a96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964" draw:master-page-name="Master1-Layout7-blank-Пустой-слайд" presentation:presentation-page-layout-name="Master1-PPL7" draw:id="Slide-259">
        <draw:frame draw:id="id142" presentation:style-name="a967" draw:name="Заголовок 1" svg:x="0in" svg:y="0.24653in" svg:width="9.92188in" svg:height="1.03646in" presentation:class="title" presentation:placeholder="false">
          <draw:text-box>
            <text:p text:style-name="a966" text:class-names="" text:cond-style-name=""><text:span text:style-name="a965" text:class-names="">Використання</text:span></text:p>
          </draw:text-box>
          <svg:title/>
          <svg:desc/>
        </draw:frame>
        <draw:frame draw:id="id143" presentation:style-name="a996" draw:name="Подзаголовок 2" svg:x="0in" svg:y="1.45139in" svg:width="9.92188in" svg:height="3.59549in" presentation:class="subtitle" presentation:placeholder="false">
          <draw:text-box>
            <text:p text:style-name="a969" text:class-names="" text:cond-style-name=""><text:span text:style-name="a968" text:class-names="">@Component({</text:span></text:p>
            <text:p text:style-name="a971" text:class-names="" text:cond-style-name=""><text:span text:style-name="a970" text:class-names=""><text:s text:c="2"/>selector: 'app-favorite-voters',</text:span></text:p>
            <text:p text:style-name="a973" text:class-names="" text:cond-style-name=""><text:span text:style-name="a972" text:class-names=""><text:s text:c="2"/>templateUrl: './favorite-voters.component.html',</text:span></text:p>
            <text:p text:style-name="a975" text:class-names="" text:cond-style-name=""><text:span text:style-name="a974" text:class-names=""><text:s text:c="2"/>styleUrls: ['./favorite-voters.component.css']</text:span></text:p>
            <text:p text:style-name="a977" text:class-names="" text:cond-style-name=""><text:span text:style-name="a976" text:class-names="">})</text:span></text:p>
            <text:p text:style-name="a979" text:class-names="" text:cond-style-name=""><text:span text:style-name="a978" text:class-names="">export class FavoriteVotersComponent implements OnInit {</text:span></text:p>
            <text:p text:style-name="a981" text:class-names="" text:cond-style-name=""><text:span text:style-name="a980" text:class-names=""><text:s text:c="2"/>constructor(public favoriteVoterService: FavoriteVoterService) { }</text:span></text:p>
            <text:list text:style-name="a984">
              <text:list-item>
                <text:p text:style-name="a983" text:class-names="" text:cond-style-name=""><text:span text:style-name="a982" text:class-names=""/></text:p>
              </text:list-item>
            </text:list>
            <text:p text:style-name="a986" text:class-names="" text:cond-style-name=""><text:span text:style-name="a985" text:class-names=""><text:s text:c="2"/>addToFavorite(voter: Voter) {</text:span></text:p>
            <text:p text:style-name="a988" text:class-names="" text:cond-style-name=""><text:span text:style-name="a987" text:class-names=""><text:s text:c="4"/>this.favoriteVoterService.addFavoriteVoter(voter);</text:span></text:p>
            <text:p text:style-name="a990" text:class-names="" text:cond-style-name=""><text:span text:style-name="a989" text:class-names=""><text:s text:c="2"/>}</text:span></text:p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  <text:p text:style-name="a995" text:class-names="" text:cond-style-name=""><text:span text:style-name="a994" text:class-names="">}</text:span></text:p>
          </draw:text-box>
          <svg:title/>
          <svg:desc/>
        </draw:frame>
        <presentation:notes draw:style-name="a1002">
          <draw:frame draw:id="id144" draw:style-name="a999" draw:name="Номер слайда 6" svg:x="4.67953in" svg:y="11.10827in" svg:width="3.5878in" svg:height="0.58425in">
            <draw:text-box>
              <text:p text:style-name="a998" text:class-names="" text:cond-style-name=""><text:span text:style-name="a997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145" presentation:style-name="a1000" draw:name="Образ слайда 1">
            <svg:title/>
            <svg:desc/>
          </draw:page-thumbnail>
          <draw:frame draw:id="id146" presentation:style-name="a100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004" draw:master-page-name="Master1-Layout7-blank-Пустой-слайд" presentation:presentation-page-layout-name="Master1-PPL7" draw:id="Slide-260">
        <draw:frame draw:id="id147" presentation:style-name="a1009" draw:name="Заголовок 1" svg:x="0in" svg:y="0.13889in" svg:width="9.92188in" svg:height="1.25174in" presentation:class="title" presentation:placeholder="false">
          <draw:text-box>
            <text:p text:style-name="a1008" text:class-names="" text:cond-style-name=""><text:span text:style-name="a1005" text:class-names="">Патерн проектування поведінки:<text:line-break/></text:span><text:span text:style-name="a1006" text:class-names="">Observer</text:span><text:span text:style-name="a1007" text:class-names=""/></text:p>
          </draw:text-box>
          <svg:title/>
          <svg:desc/>
        </draw:frame>
        <draw:frame draw:id="id148" presentation:style-name="a1013" draw:name="Подзаголовок 2" svg:x="0in" svg:y="1.45139in" svg:width="9.92188in" svg:height="3.59549in" presentation:class="subtitle" presentation:placeholder="false">
          <draw:text-box>
            <text:list text:style-name="a1012">
              <text:list-item>
                <text:p text:style-name="a1011" text:class-names="" text:cond-style-name=""><text:span text:style-name="a1010" text:class-names="">Observer – визначає залежність „один до багатьох” між об’єктом, за яким спостерігаєть і об’єктами, що спостерігають. Тобто при зміні стану об’єкта, за яким спостерігають, об’єкти-спостерігачі отримують відповідну зміну</text:span></text:p>
              </text:list-item>
            </text:list>
          </draw:text-box>
          <svg:title/>
          <svg:desc/>
        </draw:frame>
        <presentation:notes draw:style-name="a1019">
          <draw:frame draw:id="id149" draw:style-name="a1016" draw:name="Номер слайда 6" svg:x="4.67953in" svg:y="11.10827in" svg:width="3.5878in" svg:height="0.58425in">
            <draw:text-box>
              <text:p text:style-name="a1015" text:class-names="" text:cond-style-name=""><text:span text:style-name="a1014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150" presentation:style-name="a1017" draw:name="Образ слайда 1">
            <svg:title/>
            <svg:desc/>
          </draw:page-thumbnail>
          <draw:frame draw:id="id151" presentation:style-name="a101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021" draw:master-page-name="Master1-Layout7-blank-Пустой-слайд" presentation:presentation-page-layout-name="Master1-PPL7" draw:id="Slide-261">
        <draw:frame draw:id="id152" presentation:style-name="a1025" draw:name="Заголовок 1" svg:x="0in" svg:y="0.1875in" svg:width="9.92188in" svg:height="1.15451in" presentation:class="title" presentation:placeholder="false">
          <draw:text-box>
            <text:p text:style-name="a1024" text:class-names="" text:cond-style-name=""><text:span text:style-name="a1022" text:class-names="">Observer. Приклад із застосунку<text:line-break/></text:span><text:span text:style-name="a1023" text:class-names="">Об’єкт за яким спостерігають</text:span></text:p>
          </draw:text-box>
          <svg:title/>
          <svg:desc/>
        </draw:frame>
        <draw:frame draw:id="id153" presentation:style-name="a1055" draw:name="Подзаголовок 2" svg:x="0in" svg:y="1.45833in" svg:width="9.92188in" svg:height="3.59549in" presentation:class="subtitle" presentation:placeholder="false">
          <draw:text-box>
            <text:p text:style-name="a1027" text:class-names="" text:cond-style-name=""><text:span text:style-name="a1026" text:class-names="">@Injectable({</text:span></text:p>
            <text:p text:style-name="a1029" text:class-names="" text:cond-style-name=""><text:span text:style-name="a1028" text:class-names=""><text:s text:c="2"/>providedIn: 'root'</text:span></text:p>
            <text:p text:style-name="a1031" text:class-names="" text:cond-style-name=""><text:span text:style-name="a1030" text:class-names="">})</text:span></text:p>
            <text:p text:style-name="a1033" text:class-names="" text:cond-style-name=""><text:span text:style-name="a1032" text:class-names="">export class FavoriteVoterService {</text:span></text:p>
            <text:p text:style-name="a1035" text:class-names="" text:cond-style-name=""><text:span text:style-name="a1034" text:class-names=""><text:s text:c="2"/>public favoriteVoters$ = new BehaviorSubject&lt;Voter[]&gt;([]);</text:span></text:p>
            <text:p text:style-name="a1037" text:class-names="" text:cond-style-name=""><text:span text:style-name="a1036" text:class-names=""><text:s text:c="2"/>private favoriteVoters: Voter[] = [];</text:span></text:p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  <text:p text:style-name="a1042" text:class-names="" text:cond-style-name=""><text:span text:style-name="a1041" text:class-names=""><text:s text:c="2"/>addFavoriteVoter(voterToAdd: Voter): void {</text:span></text:p>
            <text:p text:style-name="a1044" text:class-names="" text:cond-style-name=""><text:span text:style-name="a1043" text:class-names=""><text:s text:c="4"/>this.favoriteVoters.push(voterToAdd);</text:span></text:p>
            <text:p text:style-name="a1046" text:class-names="" text:cond-style-name=""><text:span text:style-name="a1045" text:class-names=""/></text:p>
            <text:p text:style-name="a1048" text:class-names="" text:cond-style-name=""><text:span text:style-name="a1047" text:class-names=""><text:s text:c="4"/>this.favoriteVoters$.next(this.favoriteVoters)</text:span></text:p>
            <text:p text:style-name="a1050" text:class-names="" text:cond-style-name=""><text:span text:style-name="a1049" text:class-names=""/></text:p>
            <text:p text:style-name="a1052" text:class-names="" text:cond-style-name=""><text:span text:style-name="a1051" text:class-names=""><text:s text:c="2"/>}</text:span></text:p>
            <text:p text:style-name="a1054" text:class-names="" text:cond-style-name=""><text:span text:style-name="a1053" text:class-names="">}</text:span></text:p>
          </draw:text-box>
          <svg:title/>
          <svg:desc/>
        </draw:frame>
        <presentation:notes draw:style-name="a1061">
          <draw:frame draw:id="id154" draw:style-name="a1058" draw:name="Номер слайда 6" svg:x="4.67953in" svg:y="11.10827in" svg:width="3.5878in" svg:height="0.58425in">
            <draw:text-box>
              <text:p text:style-name="a1057" text:class-names="" text:cond-style-name=""><text:span text:style-name="a1056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155" presentation:style-name="a1059" draw:name="Образ слайда 1">
            <svg:title/>
            <svg:desc/>
          </draw:page-thumbnail>
          <draw:frame draw:id="id156" presentation:style-name="a106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063" draw:master-page-name="Master1-Layout7-blank-Пустой-слайд" presentation:presentation-page-layout-name="Master1-PPL7" draw:id="Slide-262">
        <draw:frame draw:id="id157" presentation:style-name="a1067" draw:name="Заголовок 1" svg:x="0in" svg:y="0.1875in" svg:width="9.92188in" svg:height="1.15451in" presentation:class="title" presentation:placeholder="false">
          <draw:text-box>
            <text:p text:style-name="a1066" text:class-names="" text:cond-style-name=""><text:span text:style-name="a1064" text:class-names="">Observer. Приклад із застосунку<text:line-break/></text:span><text:span text:style-name="a1065" text:class-names="">Об’єкт, що спостерігає</text:span></text:p>
          </draw:text-box>
          <svg:title/>
          <svg:desc/>
        </draw:frame>
        <draw:frame draw:id="id158" presentation:style-name="a1104" draw:name="Подзаголовок 2" svg:x="0in" svg:y="1.11806in" svg:width="9.92188in" svg:height="4.25868in" presentation:class="subtitle" presentation:placeholder="false">
          <draw:text-box>
            <text:p text:style-name="a1069" text:class-names="" text:cond-style-name=""><text:span text:style-name="a1068" text:class-names="">@Component({</text:span></text:p>
            <text:p text:style-name="a1071" text:class-names="" text:cond-style-name=""><text:span text:style-name="a1070" text:class-names=""><text:s text:c="2"/>selector: 'app-favorite-voters',</text:span></text:p>
            <text:p text:style-name="a1073" text:class-names="" text:cond-style-name=""><text:span text:style-name="a1072" text:class-names=""><text:s text:c="2"/>templateUrl: './favorite-voters.component.html',</text:span></text:p>
            <text:p text:style-name="a1075" text:class-names="" text:cond-style-name=""><text:span text:style-name="a1074" text:class-names=""><text:s text:c="2"/>styleUrls: ['./favorite-voters.component.css']</text:span></text:p>
            <text:p text:style-name="a1077" text:class-names="" text:cond-style-name=""><text:span text:style-name="a1076" text:class-names="">})</text:span></text:p>
            <text:p text:style-name="a1079" text:class-names="" text:cond-style-name=""><text:span text:style-name="a1078" text:class-names="">export class FavoriteVotersComponent implements OnInit {</text:span></text:p>
            <text:p text:style-name="a1081" text:class-names="" text:cond-style-name=""><text:span text:style-name="a1080" text:class-names=""><text:s text:c="2"/>voters: Voter[] = [];</text:span></text:p>
            <text:list text:style-name="a1084">
              <text:list-item>
                <text:p text:style-name="a1083" text:class-names="" text:cond-style-name=""><text:span text:style-name="a1082" text:class-names=""/></text:p>
              </text:list-item>
            </text:list>
            <text:p text:style-name="a1086" text:class-names="" text:cond-style-name=""><text:span text:style-name="a1085" text:class-names=""><text:s text:c="2"/>constructor(public favoriteVoterService: FavoriteVoterService, public dialog: MatDialog) { }</text:span></text:p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  <text:p text:style-name="a1091" text:class-names="" text:cond-style-name=""><text:span text:style-name="a1090" text:class-names=""><text:s text:c="2"/>ngOnInit(): void {</text:span></text:p>
            <text:p text:style-name="a1093" text:class-names="" text:cond-style-name=""><text:span text:style-name="a1092" text:class-names=""><text:s text:c="4"/>this.favoriteVoterService.favoriteVoters$.subscribe(voters =&gt; {</text:span></text:p>
            <text:p text:style-name="a1095" text:class-names="" text:cond-style-name=""><text:span text:style-name="a1094" text:class-names=""><text:s text:c="6"/>this.voters = voters;</text:span></text:p>
            <text:p text:style-name="a1097" text:class-names="" text:cond-style-name=""><text:span text:style-name="a1096" text:class-names=""><text:s text:c="6"/>this.dataSource = new MatTableDataSource(voters);</text:span></text:p>
            <text:p text:style-name="a1099" text:class-names="" text:cond-style-name=""><text:span text:style-name="a1098" text:class-names=""><text:s text:c="4"/>})</text:span></text:p>
            <text:p text:style-name="a1101" text:class-names="" text:cond-style-name=""><text:span text:style-name="a1100" text:class-names=""><text:s text:c="2"/>}</text:span></text:p>
            <text:p text:style-name="a1103" text:class-names="" text:cond-style-name=""><text:span text:style-name="a1102" text:class-names="">}</text:span></text:p>
          </draw:text-box>
          <svg:title/>
          <svg:desc/>
        </draw:frame>
        <presentation:notes draw:style-name="a1110">
          <draw:frame draw:id="id159" draw:style-name="a1107" draw:name="Номер слайда 6" svg:x="4.67953in" svg:y="11.10827in" svg:width="3.5878in" svg:height="0.58425in">
            <draw:text-box>
              <text:p text:style-name="a1106" text:class-names="" text:cond-style-name=""><text:span text:style-name="a1105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160" presentation:style-name="a1108" draw:name="Образ слайда 1">
            <svg:title/>
            <svg:desc/>
          </draw:page-thumbnail>
          <draw:frame draw:id="id161" presentation:style-name="a110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112" draw:master-page-name="Master1-Layout7-blank-Пустой-слайд" presentation:presentation-page-layout-name="Master1-PPL7" draw:id="Slide-263">
        <draw:frame draw:id="id162" presentation:style-name="a1116" draw:name="Заголовок 1" svg:x="0in" svg:y="0.26736in" svg:width="0.07292in" svg:height="0.16319in" presentation:class="title" presentation:placeholder="false">
          <draw:text-box>
            <text:p text:style-name="a1115" text:class-names="" text:cond-style-name=""><text:span text:style-name="a1113" text:class-names="">.</text:span><text:span text:style-name="a1114" text:class-names=""/></text:p>
          </draw:text-box>
          <svg:title/>
          <svg:desc/>
        </draw:frame>
        <draw:frame draw:id="id163" presentation:style-name="a1120" draw:name="Подзаголовок 2" svg:x="0in" svg:y="1.45139in" svg:width="9.92188in" svg:height="3.59549in" presentation:class="subtitle" presentation:placeholder="false">
          <draw:text-box>
            <text:p text:style-name="a1119" text:class-names="" text:cond-style-name=""><text:span text:style-name="a1117" text:class-names="">Дякую за увагу.</text:span><text:span text:style-name="a1118" text:class-names=""/></text:p>
          </draw:text-box>
          <svg:title/>
          <svg:desc/>
        </draw:frame>
        <presentation:notes draw:style-name="a1126">
          <draw:frame draw:id="id164" draw:style-name="a1123" draw:name="Номер слайда 6" svg:x="4.67953in" svg:y="11.10827in" svg:width="3.5878in" svg:height="0.58425in">
            <draw:text-box>
              <text:p text:style-name="a1122" text:class-names="" text:cond-style-name=""><text:span text:style-name="a1121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165" presentation:style-name="a1124" draw:name="Образ слайда 1">
            <svg:title/>
            <svg:desc/>
          </draw:page-thumbnail>
          <draw:frame draw:id="id166" presentation:style-name="a112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23941in" svg:y="1.60012in" svg:width="8.53591in" svg:height="1.6537in"/>
      <presentation:placeholder presentation:object="subtitle" svg:x="1.23941in" svg:y="3.25382in" svg:width="8.53591in" svg:height="0.94935in"/>
      <presentation:placeholder presentation:object="date-time" svg:x="6.9433in" svg:y="5.31999in" svg:width="2.48047in" svg:height="0.33017in"/>
      <presentation:placeholder presentation:object="footer" svg:x="0.82628in" svg:y="5.31999in" svg:width="6.03377in" svg:height="0.33017in"/>
      <presentation:placeholder presentation:object="page-number" svg:x="9.50703in" svg:y="5.31999in" svg:width="0.68137in" svg:height="0.33017in"/>
    </style:presentation-page-layout>
    <style:presentation-page-layout style:name="Master1-PPL2" style:display-name="Заголовок и объект">
      <presentation:placeholder presentation:object="title" svg:x="0.82628in" svg:y="0.55123in" svg:width="9.36213in" svg:height="0.87753in"/>
      <presentation:placeholder presentation:object="object" svg:x="0.82628in" svg:y="1.56658in" svg:width="9.36213in" svg:height="3.67015in"/>
      <presentation:placeholder presentation:object="date-time" svg:x="6.9433in" svg:y="5.31999in" svg:width="2.48047in" svg:height="0.33017in"/>
      <presentation:placeholder presentation:object="footer" svg:x="0.82628in" svg:y="5.31999in" svg:width="6.03377in" svg:height="0.33017in"/>
      <presentation:placeholder presentation:object="page-number" svg:x="9.50703in" svg:y="5.31999in" svg:width="0.68137in" svg:height="0.33017in"/>
    </style:presentation-page-layout>
    <style:presentation-page-layout style:name="Master1-PPL3" style:display-name="Заголовок раздела">
      <presentation:placeholder presentation:object="title" svg:x="1.17133in" svg:y="1.59246in" svg:width="8.67201in" svg:height="1.65372in"/>
      <presentation:placeholder presentation:object="outline" svg:x="1.17133in" svg:y="3.24617in" svg:width="8.67201in" svg:height="1.36276in"/>
      <presentation:placeholder presentation:object="date-time" svg:x="6.9433in" svg:y="5.31999in" svg:width="2.48047in" svg:height="0.33017in"/>
      <presentation:placeholder presentation:object="footer" svg:x="0.82628in" svg:y="5.31999in" svg:width="6.03377in" svg:height="0.33017in"/>
      <presentation:placeholder presentation:object="page-number" svg:x="9.50703in" svg:y="5.31999in" svg:width="0.68137in" svg:height="0.33017in"/>
    </style:presentation-page-layout>
    <style:presentation-page-layout style:name="Master1-PPL4" style:display-name="Два объекта">
      <presentation:placeholder presentation:object="title" svg:x="0.82628in" svg:y="0.55123in" svg:width="9.36213in" svg:height="0.87753in"/>
      <presentation:placeholder presentation:object="object" svg:x="0.82628in" svg:y="1.56658in" svg:width="4.57583in" svg:height="3.67015in"/>
      <presentation:placeholder presentation:object="object" svg:x="5.60881in" svg:y="1.56658in" svg:width="4.57959in" svg:height="3.67015in"/>
      <presentation:placeholder presentation:object="date-time" svg:x="6.9433in" svg:y="5.31999in" svg:width="2.48047in" svg:height="0.33017in"/>
      <presentation:placeholder presentation:object="footer" svg:x="0.82628in" svg:y="5.31999in" svg:width="6.03377in" svg:height="0.33017in"/>
      <presentation:placeholder presentation:object="page-number" svg:x="9.50703in" svg:y="5.31999in" svg:width="0.68137in" svg:height="0.33017in"/>
    </style:presentation-page-layout>
    <style:presentation-page-layout style:name="Master1-PPL5" style:display-name="Сравнение">
      <presentation:placeholder presentation:object="title" svg:x="0.82628in" svg:y="0.55123in" svg:width="9.36213in" svg:height="0.87753in"/>
      <presentation:placeholder presentation:object="outline" svg:x="0.90953in" svg:y="1.65954in" svg:width="4.40931in" svg:height="0.49271in"/>
      <presentation:placeholder presentation:object="object" svg:x="0.90953in" svg:y="2.15225in" svg:width="4.40931in" svg:height="3.08448in"/>
      <presentation:placeholder presentation:object="outline" svg:x="5.69206in" svg:y="1.65954in" svg:width="4.42648in" svg:height="0.49271in"/>
      <presentation:placeholder presentation:object="object" svg:x="5.69206in" svg:y="2.15225in" svg:width="4.42648in" svg:height="3.08448in"/>
      <presentation:placeholder presentation:object="date-time" svg:x="6.9433in" svg:y="5.31999in" svg:width="2.48047in" svg:height="0.33017in"/>
      <presentation:placeholder presentation:object="footer" svg:x="0.82628in" svg:y="5.31999in" svg:width="6.03377in" svg:height="0.33017in"/>
      <presentation:placeholder presentation:object="page-number" svg:x="9.50703in" svg:y="5.31999in" svg:width="0.68137in" svg:height="0.33017in"/>
    </style:presentation-page-layout>
    <style:presentation-page-layout style:name="Master1-PPL6" style:display-name="Только заголовок">
      <presentation:placeholder presentation:object="title" svg:x="0.82628in" svg:y="0.55123in" svg:width="9.36213in" svg:height="0.87753in"/>
      <presentation:placeholder presentation:object="date-time" svg:x="6.9433in" svg:y="5.31999in" svg:width="2.48047in" svg:height="0.33017in"/>
      <presentation:placeholder presentation:object="footer" svg:x="0.82628in" svg:y="5.31999in" svg:width="6.03377in" svg:height="0.33017in"/>
      <presentation:placeholder presentation:object="page-number" svg:x="9.50703in" svg:y="5.31999in" svg:width="0.68137in" svg:height="0.33017in"/>
    </style:presentation-page-layout>
    <style:presentation-page-layout style:name="Master1-PPL7" style:display-name="Пустой слайд">
      <presentation:placeholder presentation:object="date-time" svg:x="6.9433in" svg:y="5.31999in" svg:width="2.48047in" svg:height="0.33017in"/>
      <presentation:placeholder presentation:object="footer" svg:x="0.82628in" svg:y="5.31999in" svg:width="6.03377in" svg:height="0.33017in"/>
      <presentation:placeholder presentation:object="page-number" svg:x="9.50703in" svg:y="5.31999in" svg:width="0.68137in" svg:height="0.33017in"/>
    </style:presentation-page-layout>
    <style:presentation-page-layout style:name="Master1-PPL8" style:display-name="Объект с подписью">
      <presentation:placeholder presentation:object="title" svg:x="0.82628in" svg:y="0.55123in" svg:width="3.35186in" svg:height="1.64748in"/>
      <presentation:placeholder presentation:object="object" svg:x="4.39058in" svg:y="0.55123in" svg:width="5.79782in" svg:height="4.68549in"/>
      <presentation:placeholder presentation:object="outline" svg:x="0.82628in" svg:y="2.19872in" svg:width="3.35186in" svg:height="3.03801in"/>
      <presentation:placeholder presentation:object="date-time" svg:x="6.9433in" svg:y="5.31999in" svg:width="2.48047in" svg:height="0.33017in"/>
      <presentation:placeholder presentation:object="footer" svg:x="0.82628in" svg:y="5.31999in" svg:width="6.03377in" svg:height="0.33017in"/>
      <presentation:placeholder presentation:object="page-number" svg:x="9.50703in" svg:y="5.31999in" svg:width="0.68137in" svg:height="0.33017in"/>
    </style:presentation-page-layout>
    <style:presentation-page-layout style:name="Master1-PPL9" style:display-name="Рисунок с подписью">
      <presentation:placeholder presentation:object="title" svg:x="0.82628in" svg:y="0.55153in" svg:width="5.36653in" svg:height="1.65419in"/>
      <presentation:placeholder presentation:object="graphic" svg:x="6.72974in" svg:y="0.69058in" svg:width="2.96201in" svg:height="4.44245in"/>
      <presentation:placeholder presentation:object="outline" svg:x="0.82628in" svg:y="2.20572in" svg:width="5.36653in" svg:height="3.05289in"/>
      <presentation:placeholder presentation:object="date-time" svg:x="6.9433in" svg:y="5.31999in" svg:width="2.48047in" svg:height="0.33017in"/>
      <presentation:placeholder presentation:object="footer" svg:x="0.82628in" svg:y="5.31999in" svg:width="6.03377in" svg:height="0.33017in"/>
      <presentation:placeholder presentation:object="page-number" svg:x="9.50703in" svg:y="5.31999in" svg:width="0.68137in" svg:height="0.33017in"/>
    </style:presentation-page-layout>
    <style:presentation-page-layout style:name="Master1-PPL10" style:display-name="Панорамная фотография с подписью">
      <presentation:placeholder presentation:object="title" svg:x="0.82629in" svg:y="4.12816in" svg:width="9.36354in" svg:height="0.49144in"/>
      <presentation:placeholder presentation:object="graphic" svg:x="1.05735in" svg:y="0.62847in" svg:width="8.9024in" svg:height="3.18811in"/>
      <presentation:placeholder presentation:object="outline" svg:x="0.82628in" svg:y="4.6196in" svg:width="9.36213in" svg:height="0.61713in"/>
      <presentation:placeholder presentation:object="date-time" svg:x="6.9433in" svg:y="5.31999in" svg:width="2.48047in" svg:height="0.33017in"/>
      <presentation:placeholder presentation:object="footer" svg:x="0.82628in" svg:y="5.31999in" svg:width="6.03377in" svg:height="0.33017in"/>
      <presentation:placeholder presentation:object="page-number" svg:x="9.50703in" svg:y="5.31999in" svg:width="0.68137in" svg:height="0.33017in"/>
    </style:presentation-page-layout>
    <style:presentation-page-layout style:name="Master1-PPL11" style:display-name="Заголовок и подпись">
      <presentation:placeholder presentation:object="title" svg:x="0.82628in" svg:y="0.55018in" svg:width="9.36213in" svg:height="3.19595in"/>
      <presentation:placeholder presentation:object="outline" svg:x="0.82628in" svg:y="3.88394in" svg:width="9.36213in" svg:height="1.35804in"/>
      <presentation:placeholder presentation:object="date-time" svg:x="6.9433in" svg:y="5.31999in" svg:width="2.48047in" svg:height="0.33017in"/>
      <presentation:placeholder presentation:object="footer" svg:x="0.82628in" svg:y="5.31999in" svg:width="6.03377in" svg:height="0.33017in"/>
      <presentation:placeholder presentation:object="page-number" svg:x="9.50703in" svg:y="5.31999in" svg:width="0.68137in" svg:height="0.33017in"/>
    </style:presentation-page-layout>
    <style:presentation-page-layout style:name="Master1-PPL12" style:display-name="Цитата с подписью">
      <presentation:placeholder presentation:object="title" svg:x="1.3077in" svg:y="0.55123in" svg:width="8.41178in" svg:height="2.70635in"/>
      <presentation:placeholder presentation:object="outline" svg:x="1.55585in" svg:y="3.26439in" svg:width="7.91404in" svg:height="0.48174in"/>
      <presentation:placeholder presentation:object="outline" svg:x="0.82628in" svg:y="3.89224in" svg:width="9.36213in" svg:height="1.34689in"/>
      <presentation:placeholder presentation:object="date-time" svg:x="6.9433in" svg:y="5.31999in" svg:width="2.48047in" svg:height="0.33017in"/>
      <presentation:placeholder presentation:object="footer" svg:x="0.82628in" svg:y="5.31999in" svg:width="6.03377in" svg:height="0.33017in"/>
      <presentation:placeholder presentation:object="page-number" svg:x="9.50703in" svg:y="5.31999in" svg:width="0.68137in" svg:height="0.33017in"/>
    </style:presentation-page-layout>
    <style:presentation-page-layout style:name="Master1-PPL13" style:display-name="Карточка имени">
      <presentation:placeholder presentation:object="title" svg:x="0.82628in" svg:y="1.9233in" svg:width="9.36213in" svg:height="2.27134in"/>
      <presentation:placeholder presentation:object="outline" svg:x="0.82627in" svg:y="4.20529in" svg:width="9.36071in" svg:height="1.03143in"/>
      <presentation:placeholder presentation:object="date-time" svg:x="6.9433in" svg:y="5.31999in" svg:width="2.48047in" svg:height="0.33017in"/>
      <presentation:placeholder presentation:object="footer" svg:x="0.82628in" svg:y="5.31999in" svg:width="6.03377in" svg:height="0.33017in"/>
      <presentation:placeholder presentation:object="page-number" svg:x="9.50703in" svg:y="5.31999in" svg:width="0.68137in" svg:height="0.33017in"/>
    </style:presentation-page-layout>
    <style:presentation-page-layout style:name="Master1-PPL14" style:display-name="Три колонки">
      <presentation:placeholder presentation:object="title" svg:x="0.82628in" svg:y="0.55123in" svg:width="9.36213in" svg:height="0.87753in"/>
      <presentation:placeholder presentation:object="outline" svg:x="0.82628in" svg:y="1.70538in" svg:width="2.98483in" svg:height="0.52109in"/>
      <presentation:placeholder presentation:object="outline" svg:x="0.82628in" svg:y="2.32552in" svg:width="2.98483in" svg:height="2.91121in"/>
      <presentation:placeholder presentation:object="outline" svg:x="4.02083in" svg:y="1.70538in" svg:width="2.98483in" svg:height="0.52109in"/>
      <presentation:placeholder presentation:object="outline" svg:x="4.01605in" svg:y="2.32552in" svg:width="2.98483in" svg:height="2.91121in"/>
      <presentation:placeholder presentation:object="outline" svg:x="7.20357in" svg:y="1.70538in" svg:width="2.98483in" svg:height="0.52109in"/>
      <presentation:placeholder presentation:object="outline" svg:x="7.20357in" svg:y="2.32552in" svg:width="2.98483in" svg:height="2.91121in"/>
      <presentation:placeholder presentation:object="date-time" svg:x="6.9433in" svg:y="5.31999in" svg:width="2.48047in" svg:height="0.33017in"/>
      <presentation:placeholder presentation:object="footer" svg:x="0.82628in" svg:y="5.31999in" svg:width="6.03377in" svg:height="0.33017in"/>
      <presentation:placeholder presentation:object="page-number" svg:x="9.50703in" svg:y="5.31999in" svg:width="0.68137in" svg:height="0.33017in"/>
    </style:presentation-page-layout>
    <style:presentation-page-layout style:name="Master1-PPL15" style:display-name="Столбец с тремя рисунками">
      <presentation:placeholder presentation:object="title" svg:x="0.82628in" svg:y="0.55123in" svg:width="9.36213in" svg:height="0.87753in"/>
      <presentation:placeholder presentation:object="outline" svg:x="0.82628in" svg:y="3.53031in" svg:width="2.98483in" svg:height="0.52109in"/>
      <presentation:placeholder presentation:object="graphic" svg:x="0.92059in" svg:y="1.75328in" svg:width="2.7962in" svg:height="1.44948in"/>
      <presentation:placeholder presentation:object="outline" svg:x="0.82628in" svg:y="4.0514in" svg:width="2.98483in" svg:height="1.18533in"/>
      <presentation:placeholder presentation:object="outline" svg:x="4.01728in" svg:y="3.53031in" svg:width="2.98483in" svg:height="0.52109in"/>
      <presentation:placeholder presentation:object="graphic" svg:x="4.11037in" svg:y="1.75344in" svg:width="2.7962in" svg:height="1.45419in"/>
      <presentation:placeholder presentation:object="outline" svg:x="4.01605in" svg:y="4.0514in" svg:width="2.98483in" svg:height="1.18533in"/>
      <presentation:placeholder presentation:object="outline" svg:x="7.20368in" svg:y="3.53031in" svg:width="2.98483in" svg:height="0.52109in"/>
      <presentation:placeholder presentation:object="graphic" svg:x="7.30224in" svg:y="1.74922in" svg:width="2.7962in" svg:height="1.45341in"/>
      <presentation:placeholder presentation:object="outline" svg:x="7.20357in" svg:y="4.0514in" svg:width="2.98483in" svg:height="1.18533in"/>
      <presentation:placeholder presentation:object="date-time" svg:x="6.9433in" svg:y="5.31999in" svg:width="2.48047in" svg:height="0.33017in"/>
      <presentation:placeholder presentation:object="footer" svg:x="0.82628in" svg:y="5.31999in" svg:width="6.03377in" svg:height="0.33017in"/>
      <presentation:placeholder presentation:object="page-number" svg:x="9.50703in" svg:y="5.31999in" svg:width="0.68137in" svg:height="0.33017in"/>
    </style:presentation-page-layout>
    <style:presentation-page-layout style:name="Master1-PPL16" style:display-name="Заголовок и вертикальный текст">
      <presentation:placeholder presentation:object="title" svg:x="0.82628in" svg:y="0.55123in" svg:width="9.36213in" svg:height="0.87753in"/>
      <presentation:placeholder presentation:object="outline" svg:x="0.82628in" svg:y="1.56658in" svg:width="9.36213in" svg:height="3.67015in"/>
      <presentation:placeholder presentation:object="date-time" svg:x="6.9433in" svg:y="5.31999in" svg:width="2.48047in" svg:height="0.33017in"/>
      <presentation:placeholder presentation:object="footer" svg:x="0.82628in" svg:y="5.31999in" svg:width="6.03377in" svg:height="0.33017in"/>
      <presentation:placeholder presentation:object="page-number" svg:x="9.50703in" svg:y="5.31999in" svg:width="0.68137in" svg:height="0.33017in"/>
    </style:presentation-page-layout>
    <style:presentation-page-layout style:name="Master1-PPL17" style:display-name="Вертикальный заголовок и текст">
      <presentation:placeholder presentation:object="title" svg:x="8.12271in" svg:y="0.55123in" svg:width="2.06569in" svg:height="4.68549in"/>
      <presentation:placeholder presentation:object="outline" svg:x="0.82628in" svg:y="0.55123in" svg:width="7.15863in" svg:height="4.68549in"/>
      <presentation:placeholder presentation:object="date-time" svg:x="6.9433in" svg:y="5.31999in" svg:width="2.48047in" svg:height="0.33017in"/>
      <presentation:placeholder presentation:object="footer" svg:x="0.82628in" svg:y="5.31999in" svg:width="6.03377in" svg:height="0.33017in"/>
      <presentation:placeholder presentation:object="page-number" svg:x="9.50703in" svg:y="5.31999in" svg:width="0.68137in" svg:height="0.33017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518" xlink:href="media/image1.png" xlink:show="embed" xlink:actuate="onLoad"/>
    <draw:fill-image draw:name="a1003" xlink:href="media/image1.png" xlink:show="embed" xlink:actuate="onLoad"/>
    <draw:fill-image draw:name="a137" xlink:href="media/image1.png" xlink:show="embed" xlink:actuate="onLoad"/>
    <draw:fill-image draw:name="a241" xlink:href="media/image1.png" xlink:show="embed" xlink:actuate="onLoad"/>
    <draw:fill-image draw:name="a380" xlink:href="media/image1.png" xlink:show="embed" xlink:actuate="onLoad"/>
    <draw:fill-image draw:name="a476" xlink:href="media/image1.png" xlink:show="embed" xlink:actuate="onLoad"/>
    <draw:fill-image draw:name="a1111" xlink:href="media/image1.png" xlink:show="embed" xlink:actuate="onLoad"/>
    <draw:fill-image draw:name="a1020" xlink:href="media/image1.png" xlink:show="embed" xlink:actuate="onLoad"/>
    <draw:fill-image draw:name="a768" xlink:href="media/image1.png" xlink:show="embed" xlink:actuate="onLoad"/>
    <draw:fill-image draw:name="a963" xlink:href="media/image1.png" xlink:show="embed" xlink:actuate="onLoad"/>
    <draw:fill-image draw:name="a0" xlink:href="media/image1.png" xlink:show="embed" xlink:actuate="onLoad"/>
    <draw:fill-image draw:name="a351" xlink:href="media/image1.png" xlink:show="embed" xlink:actuate="onLoad"/>
    <draw:fill-image draw:name="a555" xlink:href="media/image1.png" xlink:show="embed" xlink:actuate="onLoad"/>
    <draw:fill-image draw:name="a174" xlink:href="media/image1.png" xlink:show="embed" xlink:actuate="onLoad"/>
    <draw:fill-image draw:name="a696" xlink:href="media/image1.png" xlink:show="embed" xlink:actuate="onLoad"/>
    <draw:fill-image draw:name="a904" xlink:href="media/image1.png" xlink:show="embed" xlink:actuate="onLoad"/>
    <draw:fill-image draw:name="a434" xlink:href="media/image1.png" xlink:show="embed" xlink:actuate="onLoad"/>
    <draw:fill-image draw:name="a818" xlink:href="media/image1.png" xlink:show="embed" xlink:actuate="onLoad"/>
    <draw:fill-image draw:name="a1062" xlink:href="media/image1.png" xlink:show="embed" xlink:actuate="onLoad"/>
    <draw:fill-image draw:name="a602" xlink:href="media/image1.png" xlink:show="embed" xlink:actuate="onLoad"/>
    <draw:fill-image draw:name="a639" xlink:href="media/image1.png" xlink:show="embed" xlink:actuate="onLoad"/>
    <draw:fill-image draw:name="a928" xlink:href="media/image1.png" xlink:show="embed" xlink:actuate="onLoad"/>
    <draw:fill-image draw:name="a881" xlink:href="media/image1.png" xlink:show="embed" xlink:actuate="onLoad"/>
    <draw:fill-image draw:name="a318" xlink:href="media/image1.png" xlink:show="embed" xlink:actuate="onLoad"/>
    <draw:fill-image draw:name="a87" xlink:href="media/image1.png" xlink:show="embed" xlink:actuate="onLoad"/>
    <draw:fill-image draw:name="a50" xlink:href="media/image1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4134in" fo:margin-left="1.51363in" fo:margin-right="0in" fo:text-indent="-0.19531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draw:fill="none" draw:stroke="non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375in" style:font-size-asian="0.18375in" style:font-size-complex="0.18375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375in" style:font-size-asian="0.18375in" style:font-size-complex="0.183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0.4134in" fo:margin-left="0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375in" style:font-size-asian="0.18375in" style:font-size-complex="0.18375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0.4134in" fo:margin-left="0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draw:fill="none" draw:stroke="none"/>
    </style:style>
    <style:style style:family="text" style:name="a2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draw:fill="none" draw:stroke="non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">
      <style:drawing-page-properties draw:fill="bitmap" draw:fill-image-name="a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draw:fill="none" draw:stroke="non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972in" style:font-size-asian="0.22972in" style:font-size-complex="0.22972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4134in" fo:margin-left="0.31005in" fo:margin-right="0in" fo:text-indent="-0.27669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0667in" style:font-size-asian="0.20667in" style:font-size-complex="0.20667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4134in" fo:margin-left="0.65102in" fo:margin-right="0in" fo:text-indent="-0.24413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375in" style:font-size-asian="0.18375in" style:font-size-complex="0.18375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bitmap" draw:fill-image-name="a6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8" style:parent-style-name="Graphics">
      <style:graphic-properties draw:fill="none" draw:stroke="none"/>
    </style:style>
    <style:style style:family="graphic" style:name="a699" style:parent-style-name="Graphics">
      <style:graphic-properties draw:fill="none" draw:stroke="non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bitmap" draw:fill-image-name="a2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3" style:parent-style-name="Graphics">
      <style:graphic-properties draw:fill="none" draw:stroke="none"/>
    </style:style>
    <style:style style:family="graphic" style:name="a244" style:parent-style-name="Graphics">
      <style:graphic-properties draw:fill="none" draw:stroke="none"/>
    </style:style>
    <style:style style:family="text" style:name="a2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556in" style:font-size-asian="0.27556in" style:font-size-complex="0.27556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7">
      <style:drawing-page-properties draw:fill="bitmap" draw:fill-image-name="a4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 style:parent-style-name="Graphics">
      <style:graphic-properties draw:fill="none" draw:stroke="none"/>
    </style:style>
    <style:style style:family="graphic" style:name="a700" style:parent-style-name="Graphics">
      <style:graphic-properties draw:fill="none" draw:stroke="none"/>
    </style:style>
    <style:style style:family="text" style:name="a4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2153in" style:font-size-asian="0.32153in" style:font-size-complex="0.3215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2972in" style:font-size-asian="0.22972in" style:font-size-complex="0.22972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0.4134in" fo:margin-left="0in" fo:margin-right="0in" fo:text-indent="0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375in" style:font-size-asian="0.18375in" style:font-size-complex="0.18375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center" style:tab-stop-distance="0.4134in" fo:margin-left="0in" fo:margin-right="0in" fo:text-indent="0in" fo:margin-top="0.06944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0667in" style:font-size-asian="0.20667in" style:font-size-complex="0.20667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4134in" fo:margin-left="0.31005in" fo:margin-right="0in" fo:text-indent="-0.27669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375in" style:font-size-asian="0.18375in" style:font-size-complex="0.18375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2153in" style:font-size-asian="0.32153in" style:font-size-complex="0.3215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4134in" fo:margin-left="0.65102in" fo:margin-right="0in" fo:text-indent="-0.24413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972in" style:font-size-asian="0.22972in" style:font-size-complex="0.22972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972in" style:font-size-asian="0.22972in" style:font-size-complex="0.2297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0.4134in" fo:margin-left="0in" fo:margin-right="0in" fo:text-indent="0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375in" style:font-size-asian="0.18375in" style:font-size-complex="0.18375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0.4134in" fo:margin-left="0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375in" style:font-size-asian="0.18375in" style:font-size-complex="0.183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0.4134in" fo:margin-left="0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0.4134in" fo:margin-left="0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2972in" style:font-size-asian="0.22972in" style:font-size-complex="0.22972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style:tab-stop-distance="0.4134in" fo:margin-left="0in" fo:margin-right="0in" fo:text-indent="0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4134in" fo:margin-left="0.92771in" fo:margin-right="0in" fo:text-indent="-0.19531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3778in" style:font-size-asian="0.13778in" style:font-size-complex="0.13778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4134in" fo:margin-left="1.25322in" fo:margin-right="0in" fo:text-indent="-0.19531in" fo:margin-top="0.02778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3778in" style:font-size-asian="0.13778in" style:font-size-complex="0.13778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3778in" style:font-size-asian="0.13778in" style:font-size-complex="0.13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0.4134in" fo:margin-left="1.51363in" fo:margin-right="0in" fo:text-indent="-0.19531in" fo:margin-top="0.02778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375in" style:font-size-asian="0.18375in" style:font-size-complex="0.18375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375in" style:font-size-asian="0.18375in" style:font-size-complex="0.183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0.4134in" fo:margin-left="0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0.4134in" fo:margin-left="0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2972in" style:font-size-asian="0.22972in" style:font-size-complex="0.22972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556in" style:font-size-asian="0.27556in" style:font-size-complex="0.27556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0.4134in" fo:margin-left="0in" fo:margin-right="0in" fo:text-indent="0in" fo:margin-top="0.06944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0667in" style:font-size-asian="0.20667in" style:font-size-complex="0.20667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4134in" fo:margin-left="0.31005in" fo:margin-right="0in" fo:text-indent="-0.27669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375in" style:font-size-asian="0.18375in" style:font-size-complex="0.18375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4134in" fo:margin-left="0.65102in" fo:margin-right="0in" fo:text-indent="-0.24413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non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0.4134in" fo:margin-left="0in" fo:margin-right="0in" fo:text-indent="0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375in" style:font-size-asian="0.18375in" style:font-size-complex="0.18375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375in" style:font-size-asian="0.18375in" style:font-size-complex="0.183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4134in" fo:margin-left="0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0.4134in" fo:margin-left="0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972in" style:font-size-asian="0.22972in" style:font-size-complex="0.22972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4134in" fo:margin-left="0.31005in" fo:margin-right="0in" fo:text-indent="-0.27669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0667in" style:font-size-asian="0.20667in" style:font-size-complex="0.20667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4134in" fo:margin-left="0.92771in" fo:margin-right="0in" fo:text-indent="-0.19531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3778in" style:font-size-asian="0.13778in" style:font-size-complex="0.13778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4134in" fo:margin-left="1.25322in" fo:margin-right="0in" fo:text-indent="-0.19531in" fo:margin-top="0.02778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3778in" style:font-size-asian="0.13778in" style:font-size-complex="0.13778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3778in" style:font-size-asian="0.13778in" style:font-size-complex="0.13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4134in" fo:margin-left="1.51363in" fo:margin-right="0in" fo:text-indent="-0.19531in" fo:margin-top="0.02778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9">
      <style:drawing-page-properties draw:fill="bitmap" draw:fill-image-name="a5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675in" style:font-size-asian="0.3675in" style:font-size-complex="0.3675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675in" style:font-size-asian="0.3675in" style:font-size-complex="0.36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375in" style:font-size-asian="0.18375in" style:font-size-complex="0.18375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0.4134in" fo:margin-left="0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51">
      <style:graphic-properties draw:fill="none" draw:stroke="none"/>
    </style:style>
    <style:style style:family="text" style:name="a5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draw:fill="none" draw:stroke="non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draw:fill="none" draw:stroke="none"/>
    </style:style>
    <style:style style:family="paragraph" style:name="a76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9">
      <style:drawing-page-properties draw:fill="bitmap" draw:fill-image-name="a3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972in" style:font-size-asian="0.22972in" style:font-size-complex="0.22972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4134in" fo:margin-left="0.31005in" fo:margin-right="0in" fo:text-indent="-0.27669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0667in" style:font-size-asian="0.20667in" style:font-size-complex="0.20667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4134in" fo:margin-left="0.65102in" fo:margin-right="0in" fo:text-indent="-0.24413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bitmap" draw:fill-image-name="a5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375in" style:font-size-asian="0.18375in" style:font-size-complex="0.18375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675in" style:font-size-asian="0.3675in" style:font-size-complex="0.3675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4134in" fo:margin-left="0.92771in" fo:margin-right="0in" fo:text-indent="-0.19531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675in" style:font-size-asian="0.3675in" style:font-size-complex="0.36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4134in" fo:margin-left="1.25322in" fo:margin-right="0in" fo:text-indent="-0.19531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4134in" fo:margin-left="1.51363in" fo:margin-right="0in" fo:text-indent="-0.19531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4134in" fo:margin-left="0.92771in" fo:margin-right="0in" fo:text-indent="-0.19531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4134in" fo:margin-left="1.25322in" fo:margin-right="0in" fo:text-indent="-0.19531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4134in" fo:margin-left="1.51363in" fo:margin-right="0in" fo:text-indent="-0.19531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0.4134in" fo:margin-left="0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375in" style:font-size-asian="0.18375in" style:font-size-complex="0.18375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0.4134in" fo:margin-left="0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79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draw:fill="none" draw:stroke="non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draw:fill="none" draw:stroke="non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2">
      <style:drawing-page-properties draw:fill="bitmap" draw:fill-image-name="a3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4134in" fo:padding-bottom="0.04134in" fo:padding-left="0.08268in" fo:padding-right="0.0826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4134in" fo:padding-bottom="0.04134in" fo:padding-left="0.08268in" fo:padding-right="0.0826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draw:fill="none" draw:stroke="non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9">
      <style:drawing-page-properties draw:fill="bitmap" draw:fill-image-name="a8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">
      <style:drawing-page-properties draw:fill="bitmap" draw:fill-image-name="a1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draw:fill="none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8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972in" style:font-size-asian="0.22972in" style:font-size-complex="0.22972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0.4134in" fo:margin-left="0.31005in" fo:margin-right="0in" fo:text-indent="-0.27669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0667in" style:font-size-asian="0.20667in" style:font-size-complex="0.20667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4134in" fo:margin-left="0.65102in" fo:margin-right="0in" fo:text-indent="-0.24413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2972in" style:font-size-asian="0.22972in" style:font-size-complex="0.22972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0.4134in" fo:margin-left="0in" fo:margin-right="0in" fo:text-indent="0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3">
      <style:drawing-page-properties draw:fill="bitmap" draw:fill-image-name="a6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675in" style:font-size-asian="0.3675in" style:font-size-complex="0.3675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675in" style:font-size-asian="0.3675in" style:font-size-complex="0.36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375in" style:font-size-asian="0.18375in" style:font-size-complex="0.18375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100%" fo:text-align="left" style:tab-stop-distance="0.4134in" fo:margin-left="0.92771in" fo:margin-right="0in" fo:text-indent="-0.19531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375in" style:font-size-asian="0.18375in" style:font-size-complex="0.18375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0.4134in" fo:margin-left="0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4134in" fo:margin-left="1.25322in" fo:margin-right="0in" fo:text-indent="-0.19531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4134in" fo:margin-left="1.51363in" fo:margin-right="0in" fo:text-indent="-0.19531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4134in" fo:margin-left="0.65102in" fo:margin-right="0in" fo:text-indent="-0.24413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375in" style:font-size-asian="0.18375in" style:font-size-complex="0.18375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0.4134in" fo:margin-left="0.92771in" fo:margin-right="0in" fo:text-indent="-0.19531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draw:fill="none" draw:stroke="none"/>
    </style:style>
    <style:style style:family="drawing-page" style:name="a381">
      <style:drawing-page-properties draw:fill="bitmap" draw:fill-image-name="a3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27556in" style:font-size-asian="0.27556in" style:font-size-complex="0.27556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0.4134in" fo:margin-left="1.25322in" fo:margin-right="0in" fo:text-indent="-0.19531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27556in" style:font-size-asian="0.27556in" style:font-size-complex="0.27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972in" style:font-size-asian="0.22972in" style:font-size-complex="0.22972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4134in" fo:margin-left="0.31005in" fo:margin-right="0in" fo:text-indent="-0.27669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0667in" style:font-size-asian="0.20667in" style:font-size-complex="0.20667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0.4134in" fo:margin-left="1.51363in" fo:margin-right="0in" fo:text-indent="-0.19531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0.4134in" fo:margin-left="0.65102in" fo:margin-right="0in" fo:text-indent="-0.24413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375in" style:font-size-asian="0.18375in" style:font-size-complex="0.18375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4134in" fo:margin-left="0.92771in" fo:margin-right="0in" fo:text-indent="-0.19531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0.4134in" fo:margin-left="1.25322in" fo:margin-right="0in" fo:text-indent="-0.19531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draw:fill="none" draw:stroke="non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draw:fill="none" draw:stroke="none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bitmap" draw:fill-image-name="a1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draw:fill="none" draw:stroke="none"/>
    </style:style>
    <style:style style:family="text" style:name="a1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0.4134in" fo:margin-left="1.51363in" fo:margin-right="0in" fo:text-indent="-0.19531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375in" style:font-size-asian="0.18375in" style:font-size-complex="0.18375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center" style:tab-stop-distance="0.4134in" fo:margin-left="0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972in" style:font-size-asian="0.22972in" style:font-size-complex="0.22972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4134in" fo:margin-left="0.31005in" fo:margin-right="0in" fo:text-indent="-0.27669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0667in" style:font-size-asian="0.20667in" style:font-size-complex="0.20667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4134in" fo:margin-left="0.65102in" fo:margin-right="0in" fo:text-indent="-0.24413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375in" style:font-size-asian="0.18375in" style:font-size-complex="0.18375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4134in" fo:margin-left="0.92771in" fo:margin-right="0in" fo:text-indent="-0.19531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bitmap" draw:fill-image-name="a6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draw:fill="none" draw:stroke="none"/>
    </style:style>
    <style:style style:family="text" style:name="a6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5931in" style:font-size-asian="0.45931in" style:font-size-complex="0.4593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556in" style:font-size-asian="0.27556in" style:font-size-complex="0.27556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0.4134in" fo:margin-left="0in" fo:margin-right="0in" fo:text-indent="0in" fo:margin-top="0.06944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0.4134in" fo:margin-left="1.25322in" fo:margin-right="0in" fo:text-indent="-0.19531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4134in" fo:margin-left="1.51363in" fo:margin-right="0in" fo:text-indent="-0.19531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bitmap" draw:fill-image-name="a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62014in" style:font-size-asian="0.62014in" style:font-size-complex="0.62014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62014in" style:font-size-asian="0.62014in" style:font-size-complex="0.6201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972in" style:font-size-asian="0.22972in" style:font-size-complex="0.22972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0.4134in" fo:margin-left="0.31005in" fo:margin-right="0in" fo:text-indent="-0.27669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2972in" style:font-size-asian="0.22972in" style:font-size-complex="0.22972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2972in" style:font-size-asian="0.22972in" style:font-size-complex="0.2297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center" style:tab-stop-distance="0.4134in" fo:margin-left="0in" fo:margin-right="0in" fo:text-indent="0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center" style:tab-stop-distance="0.4134in" fo:margin-left="0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556in" style:font-size-asian="0.27556in" style:font-size-complex="0.27556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0.4134in" fo:margin-left="0in" fo:margin-right="0in" fo:text-indent="0in" fo:margin-top="0.06944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0.4134in" fo:margin-left="0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0667in" style:font-size-asian="0.20667in" style:font-size-complex="0.20667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4134in" fo:margin-left="0.65102in" fo:margin-right="0in" fo:text-indent="-0.24413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375in" style:font-size-asian="0.18375in" style:font-size-complex="0.18375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4134in" fo:margin-left="0.92771in" fo:margin-right="0in" fo:text-indent="-0.19531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4134in" fo:margin-left="1.25322in" fo:margin-right="0in" fo:text-indent="-0.19531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5">
      <style:drawing-page-properties draw:fill="bitmap" draw:fill-image-name="a4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6" style:parent-style-name="Graphics">
      <style:graphic-properties draw:fill="none" draw:stroke="non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675in" style:font-size-asian="0.3675in" style:font-size-complex="0.3675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556in" style:font-size-asian="0.27556in" style:font-size-complex="0.27556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675in" style:font-size-asian="0.3675in" style:font-size-complex="0.36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0.4134in" fo:margin-left="0in" fo:margin-right="0in" fo:text-indent="0in" fo:margin-top="0.06944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083in" style:font-size-asian="0.16083in" style:font-size-complex="0.16083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0.4134in" fo:margin-left="0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1486in" style:font-size-asian="0.11486in" style:font-size-complex="0.1148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2">
      <text:list-level-style-bullet text:level="1" text:bullet-char="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285">
      <text:list-level-style-bullet text:level="1" text:bullet-char="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89">
      <text:list-level-style-bullet text:level="1" text:bullet-char="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1">
      <text:list-level-style-bullet text:level="1" text:bullet-char="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55">
      <text:list-level-style-bullet text:level="1" text:bullet-char="">
        <style:list-level-properties text:space-before="0.03337in" text:min-label-width="0.27669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37434in" text:min-label-width="0.27669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65102in" text:min-label-width="0.27669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0.97654in" text:min-label-width="0.27669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23694in" text:min-label-width="0.27669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54491in" text:min-label-width="0.27669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89502in" text:min-label-width="0.27669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24513in" text:min-label-width="0.27669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53194in" text:min-label-width="0.27669in"/>
        <style:text-properties fo:color="#dadada" fo:font-family="Wingdings 2" style:font-charset="x-symbol" fo:font-size="70%"/>
      </text:list-level-style-bullet>
    </text:list-style>
    <text:list-style style:name="a191">
      <text:list-level-style-bullet text:level="1" text:bullet-char="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258">
      <text:list-level-style-bullet text:level="1" text:bullet-char="">
        <style:list-level-properties text:space-before="0.06592in" text:min-label-width="0.24413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0689in" text:min-label-width="0.24413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68358in" text:min-label-width="0.24413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00909in" text:min-label-width="0.24413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2695in" text:min-label-width="0.24413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57747in" text:min-label-width="0.24413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1.92757in" text:min-label-width="0.24413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27768in" text:min-label-width="0.24413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2.56449in" text:min-label-width="0.24413in"/>
        <style:text-properties fo:color="#dadada" fo:font-family="Wingdings 2" style:font-charset="x-symbol" fo:font-size="70%"/>
      </text:list-level-style-bullet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95">
      <text:list-level-style-bullet text:level="1" text:bullet-char="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99">
      <text:list-level-style-bullet text:level="1" text:bullet-char="">
        <style:list-level-properties text:space-before="0.03337in" text:min-label-width="0.27669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37434in" text:min-label-width="0.27669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65102in" text:min-label-width="0.27669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0.97654in" text:min-label-width="0.27669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23694in" text:min-label-width="0.27669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54491in" text:min-label-width="0.27669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89502in" text:min-label-width="0.27669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24513in" text:min-label-width="0.27669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53194in" text:min-label-width="0.27669in"/>
        <style:text-properties fo:color="#dadada" fo:font-family="Wingdings 2" style:font-charset="x-symbol" fo:font-size="70%"/>
      </text:list-level-style-bullet>
    </text:list-style>
    <text:list-style style:name="a388">
      <text:list-level-style-bullet text:level="1" text:bullet-char="">
        <style:list-level-properties text:space-before="0.03337in" text:min-label-width="0.27669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37434in" text:min-label-width="0.27669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65102in" text:min-label-width="0.27669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0.97654in" text:min-label-width="0.27669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23694in" text:min-label-width="0.27669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54491in" text:min-label-width="0.27669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89502in" text:min-label-width="0.27669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24513in" text:min-label-width="0.27669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53194in" text:min-label-width="0.27669in"/>
        <style:text-properties fo:color="#dadada" fo:font-family="Wingdings 2" style:font-charset="x-symbol" fo:font-size="70%"/>
      </text:list-level-style-bullet>
    </text:list-style>
    <text:list-style style:name="a826">
      <text:list-level-style-bullet text:level="1" text:bullet-char="">
        <style:list-level-properties text:space-before="0.03337in" text:min-label-width="0.27669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37434in" text:min-label-width="0.27669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65102in" text:min-label-width="0.27669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0.97654in" text:min-label-width="0.27669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23694in" text:min-label-width="0.27669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54491in" text:min-label-width="0.27669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89502in" text:min-label-width="0.27669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24513in" text:min-label-width="0.27669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53194in" text:min-label-width="0.27669in"/>
        <style:text-properties fo:color="#dadada" fo:font-family="Wingdings 2" style:font-charset="x-symbol" fo:font-size="70%"/>
      </text:list-level-style-bullet>
    </text:list-style>
    <text:list-style style:name="a829">
      <text:list-level-style-bullet text:level="1" text:bullet-char="">
        <style:list-level-properties text:space-before="0.06592in" text:min-label-width="0.24413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0689in" text:min-label-width="0.24413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68358in" text:min-label-width="0.24413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00909in" text:min-label-width="0.24413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2695in" text:min-label-width="0.24413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57747in" text:min-label-width="0.24413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1.92757in" text:min-label-width="0.24413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27768in" text:min-label-width="0.24413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2.56449in" text:min-label-width="0.24413in"/>
        <style:text-properties fo:color="#dadada" fo:font-family="Wingdings 2" style:font-charset="x-symbol" fo:font-size="70%"/>
      </text:list-level-style-bullet>
    </text:list-style>
    <text:list-style style:name="a95">
      <text:list-level-style-bullet text:level="1" text:bullet-char="">
        <style:list-level-properties text:space-before="0.03337in" text:min-label-width="0.27669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37434in" text:min-label-width="0.27669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65102in" text:min-label-width="0.27669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0.97654in" text:min-label-width="0.27669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23694in" text:min-label-width="0.27669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54491in" text:min-label-width="0.27669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89502in" text:min-label-width="0.27669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24513in" text:min-label-width="0.27669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53194in" text:min-label-width="0.27669in"/>
        <style:text-properties fo:color="#dadada" fo:font-family="Wingdings 2" style:font-charset="x-symbol" fo:font-size="70%"/>
      </text:list-level-style-bullet>
    </text:list-style>
    <text:list-style style:name="a98">
      <text:list-level-style-bullet text:level="1" text:bullet-char="">
        <style:list-level-properties text:space-before="0.06592in" text:min-label-width="0.24413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0689in" text:min-label-width="0.24413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68358in" text:min-label-width="0.24413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00909in" text:min-label-width="0.24413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2695in" text:min-label-width="0.24413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57747in" text:min-label-width="0.24413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1.92757in" text:min-label-width="0.24413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27768in" text:min-label-width="0.24413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2.56449in" text:min-label-width="0.24413in"/>
        <style:text-properties fo:color="#dadada" fo:font-family="Wingdings 2" style:font-charset="x-symbol" fo:font-size="7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01">
      <text:list-level-style-bullet text:level="1" text:bullet-char="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104">
      <text:list-level-style-bullet text:level="1" text:bullet-char="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261">
      <text:list-level-style-bullet text:level="1" text:bullet-char="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264">
      <text:list-level-style-bullet text:level="1" text:bullet-char="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08">
      <text:list-level-style-bullet text:level="1" text:bullet-char="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">
      <text:list-level-style-bullet text:level="1" text:bullet-char="">
        <style:list-level-properties text:space-before="0.03337in" text:min-label-width="0.27669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37434in" text:min-label-width="0.27669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65102in" text:min-label-width="0.27669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0.97654in" text:min-label-width="0.27669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23694in" text:min-label-width="0.27669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54491in" text:min-label-width="0.27669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89502in" text:min-label-width="0.27669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24513in" text:min-label-width="0.27669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53194in" text:min-label-width="0.27669in"/>
        <style:text-properties fo:color="#dadada" fo:font-family="Wingdings 2" style:font-charset="x-symbol" fo:font-size="70%"/>
      </text:list-level-style-bullet>
    </text:list-style>
    <text:list-style style:name="a268">
      <text:list-level-style-bullet text:level="1" text:bullet-char="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391">
      <text:list-level-style-bullet text:level="1" text:bullet-char="">
        <style:list-level-properties text:space-before="0.06592in" text:min-label-width="0.24413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0689in" text:min-label-width="0.24413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68358in" text:min-label-width="0.24413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00909in" text:min-label-width="0.24413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2695in" text:min-label-width="0.24413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57747in" text:min-label-width="0.24413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1.92757in" text:min-label-width="0.24413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27768in" text:min-label-width="0.24413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2.56449in" text:min-label-width="0.24413in"/>
        <style:text-properties fo:color="#dadada" fo:font-family="Wingdings 2" style:font-charset="x-symbol" fo:font-size="70%"/>
      </text:list-level-style-bullet>
    </text:list-style>
    <text:list-style style:name="a394">
      <text:list-level-style-bullet text:level="1" text:bullet-char="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32">
      <text:list-level-style-bullet text:level="1" text:bullet-char="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397">
      <text:list-level-style-bullet text:level="1" text:bullet-char="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202">
      <text:list-level-style-bullet text:level="1" text:bullet-char="">
        <style:list-level-properties text:space-before="0.06592in" text:min-label-width="0.24413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0689in" text:min-label-width="0.24413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68358in" text:min-label-width="0.24413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00909in" text:min-label-width="0.24413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2695in" text:min-label-width="0.24413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57747in" text:min-label-width="0.24413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1.92757in" text:min-label-width="0.24413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27768in" text:min-label-width="0.24413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2.56449in" text:min-label-width="0.24413in"/>
        <style:text-properties fo:color="#dadada" fo:font-family="Wingdings 2" style:font-charset="x-symbol" fo:font-size="7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35">
      <text:list-level-style-bullet text:level="1" text:bullet-char="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205">
      <text:list-level-style-bullet text:level="1" text:bullet-char="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208">
      <text:list-level-style-bullet text:level="1" text:bullet-char="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839">
      <text:list-level-style-bullet text:level="1" text:bullet-char="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776">
      <text:list-level-style-bullet text:level="1" text:bullet-char="">
        <style:list-level-properties text:space-before="0.03337in" text:min-label-width="0.27669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37434in" text:min-label-width="0.27669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65102in" text:min-label-width="0.27669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0.97654in" text:min-label-width="0.27669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23694in" text:min-label-width="0.27669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54491in" text:min-label-width="0.27669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89502in" text:min-label-width="0.27669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24513in" text:min-label-width="0.27669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53194in" text:min-label-width="0.27669in"/>
        <style:text-properties fo:color="#dadada" fo:font-family="Wingdings 2" style:font-charset="x-symbol" fo:font-size="70%"/>
      </text:list-level-style-bullet>
    </text:list-style>
    <text:list-style style:name="a779">
      <text:list-level-style-bullet text:level="1" text:bullet-char="">
        <style:list-level-properties text:space-before="0.06592in" text:min-label-width="0.24413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0689in" text:min-label-width="0.24413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68358in" text:min-label-width="0.24413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00909in" text:min-label-width="0.24413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2695in" text:min-label-width="0.24413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57747in" text:min-label-width="0.24413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1.92757in" text:min-label-width="0.24413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27768in" text:min-label-width="0.24413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2.56449in" text:min-label-width="0.24413in"/>
        <style:text-properties fo:color="#dadada" fo:font-family="Wingdings 2" style:font-charset="x-symbol" fo:font-size="7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76">
      <text:list-level-style-bullet text:level="1" text:bullet-char="">
        <style:list-level-properties text:space-before="0.03337in" text:min-label-width="0.27669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37434in" text:min-label-width="0.27669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65102in" text:min-label-width="0.27669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0.97654in" text:min-label-width="0.27669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23694in" text:min-label-width="0.27669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54491in" text:min-label-width="0.27669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89502in" text:min-label-width="0.27669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24513in" text:min-label-width="0.27669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53194in" text:min-label-width="0.27669in"/>
        <style:text-properties fo:color="#dadada" fo:font-family="Wingdings 2" style:font-charset="x-symbol" fo:font-size="70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79">
      <text:list-level-style-bullet text:level="1" text:bullet-char="">
        <style:list-level-properties text:space-before="0.06592in" text:min-label-width="0.24413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0689in" text:min-label-width="0.24413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68358in" text:min-label-width="0.24413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00909in" text:min-label-width="0.24413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2695in" text:min-label-width="0.24413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57747in" text:min-label-width="0.24413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1.92757in" text:min-label-width="0.24413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27768in" text:min-label-width="0.24413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2.56449in" text:min-label-width="0.24413in"/>
        <style:text-properties fo:color="#dadada" fo:font-family="Wingdings 2" style:font-charset="x-symbol" fo:font-size="70%"/>
      </text:list-level-style-bullet>
    </text:list-style>
    <text:list-style style:name="a11">
      <text:list-level-style-bullet text:level="1" text:bullet-char="">
        <style:list-level-properties text:space-before="0.06592in" text:min-label-width="0.24413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0689in" text:min-label-width="0.24413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68358in" text:min-label-width="0.24413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00909in" text:min-label-width="0.24413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2695in" text:min-label-width="0.24413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57747in" text:min-label-width="0.24413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1.92757in" text:min-label-width="0.24413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27768in" text:min-label-width="0.24413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2.56449in" text:min-label-width="0.24413in"/>
        <style:text-properties fo:color="#dadada" fo:font-family="Wingdings 2" style:font-charset="x-symbol" fo:font-size="7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4">
      <text:list-level-style-bullet text:level="1" text:bullet-char="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82">
      <text:list-level-style-bullet text:level="1" text:bullet-char="">
        <style:list-level-properties text:space-before="0.03337in" text:min-label-width="0.27669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37434in" text:min-label-width="0.27669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65102in" text:min-label-width="0.27669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0.97654in" text:min-label-width="0.27669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23694in" text:min-label-width="0.27669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54491in" text:min-label-width="0.27669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89502in" text:min-label-width="0.27669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24513in" text:min-label-width="0.27669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53194in" text:min-label-width="0.27669in"/>
        <style:text-properties fo:color="#dadada" fo:font-family="Wingdings 2" style:font-charset="x-symbol" fo:font-size="70%"/>
      </text:list-level-style-bullet>
    </text:list-style>
    <text:list-style style:name="a17">
      <text:list-level-style-bullet text:level="1" text:bullet-char="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212">
      <text:list-level-style-bullet text:level="1" text:bullet-char="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185">
      <text:list-level-style-bullet text:level="1" text:bullet-char="">
        <style:list-level-properties text:space-before="0.06592in" text:min-label-width="0.24413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0689in" text:min-label-width="0.24413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68358in" text:min-label-width="0.24413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00909in" text:min-label-width="0.24413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2695in" text:min-label-width="0.24413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57747in" text:min-label-width="0.24413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1.92757in" text:min-label-width="0.24413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27768in" text:min-label-width="0.24413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2.56449in" text:min-label-width="0.24413in"/>
        <style:text-properties fo:color="#dadada" fo:font-family="Wingdings 2" style:font-charset="x-symbol" fo:font-size="70%"/>
      </text:list-level-style-bullet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88">
      <text:list-level-style-bullet text:level="1" text:bullet-char="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401">
      <text:list-level-style-bullet text:level="1" text:bullet-char="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782">
      <text:list-level-style-bullet text:level="1" text:bullet-char="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785">
      <text:list-level-style-bullet text:level="1" text:bullet-char="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789">
      <text:list-level-style-bullet text:level="1" text:bullet-char="">
        <style:list-level-properties text:space-before="0.11474in" text:min-label-width="0.19531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572in" text:min-label-width="0.19531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324in" text:min-label-width="0.19531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05791in" text:min-label-width="0.19531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31832in" text:min-label-width="0.19531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62629in" text:min-label-width="0.19531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1.9764in" text:min-label-width="0.19531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3265in" text:min-label-width="0.19531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2.61332in" text:min-label-width="0.19531in"/>
        <style:text-properties fo:color="#dadada" fo:font-family="Wingdings 2" style:font-charset="x-symbol" fo:font-size="7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</office:automatic-styles>
  <office:master-styles>
    <draw:layer-set>
      <draw:layer draw:name="Master1-bg" draw:protected="true"/>
    </draw:layer-set>
    <style:master-page style:name="Master1-Сланец" style:page-layout-name="pageLayout1" draw:style-name="a1">
      <draw:frame draw:id="id0" presentation:style-name="a5" draw:name="Title Placeholder 1" svg:x="0.82628in" svg:y="0.55123in" svg:width="9.36213in" svg:height="0.87753in" presentation:class="title" presentation:placeholder="false">
        <draw:text-box>
          <text:p text:style-name="a4" text:class-names="" text:cond-style-name=""><text:span text:style-name="a2" text:class-names="">Образец заголовка</text:span><text:span text:style-name="a3" text:class-names=""/></text:p>
        </draw:text-box>
        <svg:title/>
        <svg:desc/>
      </draw:frame>
      <draw:frame draw:id="id1" presentation:style-name="a22" draw:name="Text Placeholder 2" svg:x="0.82628in" svg:y="1.56658in" svg:width="9.36213in" svg:height="3.6701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Образец текста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Второй уровень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Пятый уровень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6.9433in" svg:y="5.31999in" svg:width="2.48047in" svg:height="0.33017in" presentation:class="date-time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3" presentation:style-name="a28" draw:name="Footer Placeholder 4" svg:x="0.82628in" svg:y="5.31999in" svg:width="6.03377in" svg:height="0.33017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2" draw:name="Slide Number Placeholder 5" svg:x="9.50703in" svg:y="5.31999in" svg:width="0.68137in" svg:height="0.33017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/></text:span><text:span text:style-name="a30" text:class-names=""/></text:p>
        </draw:text-box>
        <svg:title/>
        <svg:desc/>
      </draw:frame>
      <presentation:notes style:page-layout-name="pageLayout2" draw:style-name="a49">
        <draw:page-thumbnail svg:x="1.21063in" svg:y="0.88858in" svg:width="5.84567in" svg:height="4.38425in" presentation:class="page" draw:id="id5" presentation:style-name="a33" draw:name="Образ слайда 1">
          <svg:title/>
          <svg:desc/>
        </draw:page-thumbnail>
        <draw:frame draw:id="id6" presentation:style-name="a36" draw:name="Заметки 2" svg:x="0.82677in" svg:y="5.55394in" svg:width="6.61378in" svg:height="5.26142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7" presentation:style-name="a39" draw:name="Верхний колонтитул 3" svg:x="0in" svg:y="0in" svg:width="3.5878in" svg:height="0.5842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8" presentation:style-name="a42" draw:name="Дата 4" svg:x="4.67953in" svg:y="0in" svg:width="3.5878in" svg:height="0.5842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9" presentation:style-name="a45" draw:name="Нижний колонтитул 5" svg:x="0in" svg:y="11.10827in" svg:width="3.5878in" svg:height="0.58425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0" presentation:style-name="a48" draw:name="Номер слайда 6" svg:x="4.67953in" svg:y="11.10827in" svg:width="3.5878in" svg:height="0.58425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51">
      <draw:frame draw:id="id11" presentation:style-name="a55" draw:name="Title 1" svg:x="1.23941in" svg:y="1.60012in" svg:width="8.53591in" svg:height="1.6537in" presentation:class="title" presentation:placeholder="false">
        <draw:text-box>
          <text:p text:style-name="a54" text:class-names="" text:cond-style-name=""><text:span text:style-name="a52" text:class-names="">Образец заголовка</text:span><text:span text:style-name="a53" text:class-names=""/></text:p>
        </draw:text-box>
        <svg:title/>
        <svg:desc/>
      </draw:frame>
      <draw:frame draw:id="id12" presentation:style-name="a59" draw:name="Subtitle 2" svg:x="1.23941in" svg:y="3.25382in" svg:width="8.53591in" svg:height="0.94935in" presentation:class="subtitle" presentation:placeholder="false">
        <draw:text-box>
          <text:p text:style-name="a58" text:class-names="" text:cond-style-name=""><text:span text:style-name="a56" text:class-names="">Образец подзаголовка</text:span><text:span text:style-name="a57" text:class-names=""/></text:p>
        </draw:text-box>
        <svg:title/>
        <svg:desc/>
      </draw:frame>
      <draw:frame draw:id="id13" presentation:style-name="a62" draw:name="Date Placeholder 3" svg:x="6.9433in" svg:y="5.31999in" svg:width="2.48047in" svg:height="0.33017in" presentation:class="date-time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4" presentation:style-name="a65" draw:name="Footer Placeholder 4" svg:x="0.82628in" svg:y="5.31999in" svg:width="6.03377in" svg:height="0.33017in" presentation:class="footer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5" presentation:style-name="a69" draw:name="Slide Number Placeholder 5" svg:x="9.50703in" svg:y="5.31999in" svg:width="0.68137in" svg:height="0.33017in" presentation:class="page-number" presentation:placeholder="false">
        <draw:text-box>
          <text:p text:style-name="a68" text:class-names="" text:cond-style-name=""><text:span text:style-name="a66" text:class-names=""><text:page-number style:num-format="1" text:fixed="false"/></text:span><text:span text:style-name="a67" text:class-names=""/></text:p>
        </draw:text-box>
        <svg:title/>
        <svg:desc/>
      </draw:frame>
      <presentation:notes style:page-layout-name="pageLayout2" draw:style-name="a86">
        <draw:page-thumbnail svg:x="1.21063in" svg:y="0.88858in" svg:width="5.84567in" svg:height="4.38425in" presentation:class="page" draw:id="id5" presentation:style-name="a70" draw:name="Образ слайда 1">
          <svg:title/>
          <svg:desc/>
        </draw:page-thumbnail>
        <draw:frame draw:id="id6" presentation:style-name="a73" draw:name="Заметки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7" presentation:style-name="a76" draw:name="Верхний колонтитул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8" presentation:style-name="a79" draw:name="Дата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9" presentation:style-name="a82" draw:name="Нижний колонтитул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0" presentation:style-name="a85" draw:name="Номер слайда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88">
      <draw:frame draw:id="id16" presentation:style-name="a92" draw:name="Title 1" svg:x="0.82628in" svg:y="0.55123in" svg:width="9.36213in" svg:height="0.87753in" presentation:class="title" presentation:placeholder="false">
        <draw:text-box>
          <text:p text:style-name="a91" text:class-names="" text:cond-style-name=""><text:span text:style-name="a89" text:class-names="">Образец заголовка</text:span><text:span text:style-name="a90" text:class-names=""/></text:p>
        </draw:text-box>
        <svg:title/>
        <svg:desc/>
      </draw:frame>
      <draw:frame draw:id="id17" presentation:style-name="a109" draw:name="Content Placeholder 2" svg:x="0.82628in" svg:y="1.56658in" svg:width="9.36213in" svg:height="3.67015in" presentation:class="object" presentation:placeholder="false">
        <draw:text-box>
          <text:list text:style-name="a95">
            <text:list-item>
              <text:p text:style-name="a94" text:class-names="" text:cond-style-name=""><text:span text:style-name="a93" text:class-names="">Образец текста</text:span></text:p>
            </text:list-item>
          </text:list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Второй уровень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Пятый уровень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2" draw:name="Date Placeholder 3" svg:x="6.9433in" svg:y="5.31999in" svg:width="2.48047in" svg:height="0.33017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19" presentation:style-name="a115" draw:name="Footer Placeholder 4" svg:x="0.82628in" svg:y="5.31999in" svg:width="6.03377in" svg:height="0.33017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0" presentation:style-name="a119" draw:name="Slide Number Placeholder 5" svg:x="9.50703in" svg:y="5.31999in" svg:width="0.68137in" svg:height="0.33017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</draw:text-box>
        <svg:title/>
        <svg:desc/>
      </draw:frame>
      <presentation:notes style:page-layout-name="pageLayout2" draw:style-name="a136">
        <draw:page-thumbnail svg:x="1.21063in" svg:y="0.88858in" svg:width="5.84567in" svg:height="4.38425in" presentation:class="page" draw:id="id5" presentation:style-name="a120" draw:name="Образ слайда 1">
          <svg:title/>
          <svg:desc/>
        </draw:page-thumbnail>
        <draw:frame draw:id="id6" presentation:style-name="a123" draw:name="Заметки 2" svg:x="0.82677in" svg:y="5.55394in" svg:width="6.61378in" svg:height="5.26142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7" presentation:style-name="a126" draw:name="Верхний колонтитул 3" svg:x="0in" svg:y="0in" svg:width="3.5878in" svg:height="0.58425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8" presentation:style-name="a129" draw:name="Дата 4" svg:x="4.67953in" svg:y="0in" svg:width="3.5878in" svg:height="0.58425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9" presentation:style-name="a132" draw:name="Нижний колонтитул 5" svg:x="0in" svg:y="11.10827in" svg:width="3.5878in" svg:height="0.5842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0" presentation:style-name="a135" draw:name="Номер слайда 6" svg:x="4.67953in" svg:y="11.10827in" svg:width="3.5878in" svg:height="0.58425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38">
      <draw:frame draw:id="id21" presentation:style-name="a142" draw:name="Title 1" svg:x="1.17133in" svg:y="1.59246in" svg:width="8.67201in" svg:height="1.65372in" presentation:class="title" presentation:placeholder="false">
        <draw:text-box>
          <text:p text:style-name="a141" text:class-names="" text:cond-style-name=""><text:span text:style-name="a139" text:class-names="">Образец заголовка</text:span><text:span text:style-name="a140" text:class-names=""/></text:p>
        </draw:text-box>
        <svg:title/>
        <svg:desc/>
      </draw:frame>
      <draw:frame draw:id="id22" presentation:style-name="a146" draw:name="Text Placeholder 2" svg:x="1.17133in" svg:y="3.24617in" svg:width="8.67201in" svg:height="1.36276in" presentation:class="outline" presentation:placeholder="false">
        <draw:text-box>
          <text:list text:style-name="a145">
            <text:list-item>
              <text:p text:style-name="a144" text:class-names="" text:cond-style-name=""><text:span text:style-name="a143" text:class-names="">Образец текста</text:span></text:p>
            </text:list-item>
          </text:list>
        </draw:text-box>
        <svg:title/>
        <svg:desc/>
      </draw:frame>
      <draw:frame draw:id="id23" presentation:style-name="a149" draw:name="Date Placeholder 3" svg:x="6.9433in" svg:y="5.31999in" svg:width="2.48047in" svg:height="0.33017in" presentation:class="date-time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4" presentation:style-name="a152" draw:name="Footer Placeholder 4" svg:x="0.82628in" svg:y="5.31999in" svg:width="6.03377in" svg:height="0.33017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6" draw:name="Slide Number Placeholder 5" svg:x="9.50703in" svg:y="5.31999in" svg:width="0.68137in" svg:height="0.33017in" presentation:class="page-number" presentation:placeholder="false">
        <draw:text-box>
          <text:p text:style-name="a155" text:class-names="" text:cond-style-name=""><text:span text:style-name="a153" text:class-names=""><text:page-number style:num-format="1" text:fixed="false"/></text:span><text:span text:style-name="a154" text:class-names=""/></text:p>
        </draw:text-box>
        <svg:title/>
        <svg:desc/>
      </draw:frame>
      <presentation:notes style:page-layout-name="pageLayout2" draw:style-name="a173">
        <draw:page-thumbnail svg:x="1.21063in" svg:y="0.88858in" svg:width="5.84567in" svg:height="4.38425in" presentation:class="page" draw:id="id5" presentation:style-name="a157" draw:name="Образ слайда 1">
          <svg:title/>
          <svg:desc/>
        </draw:page-thumbnail>
        <draw:frame draw:id="id6" presentation:style-name="a160" draw:name="Заметки 2" svg:x="0.82677in" svg:y="5.55394in" svg:width="6.61378in" svg:height="5.26142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7" presentation:style-name="a163" draw:name="Верхний колонтитул 3" svg:x="0in" svg:y="0in" svg:width="3.5878in" svg:height="0.58425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6" draw:name="Дата 4" svg:x="4.67953in" svg:y="0in" svg:width="3.5878in" svg:height="0.58425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69" draw:name="Нижний колонтитул 5" svg:x="0in" svg:y="11.10827in" svg:width="3.5878in" svg:height="0.58425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0" presentation:style-name="a172" draw:name="Номер слайда 6" svg:x="4.67953in" svg:y="11.10827in" svg:width="3.5878in" svg:height="0.58425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75">
      <draw:frame draw:id="id26" presentation:style-name="a179" draw:name="Title 1" svg:x="0.82628in" svg:y="0.55123in" svg:width="9.36213in" svg:height="0.87753in" presentation:class="title" presentation:placeholder="false">
        <draw:text-box>
          <text:p text:style-name="a178" text:class-names="" text:cond-style-name=""><text:span text:style-name="a176" text:class-names="">Образец заголовка</text:span><text:span text:style-name="a177" text:class-names=""/></text:p>
        </draw:text-box>
        <svg:title/>
        <svg:desc/>
      </draw:frame>
      <draw:frame draw:id="id27" presentation:style-name="a196" draw:name="Content Placeholder 2" svg:x="0.82628in" svg:y="1.56658in" svg:width="4.57583in" svg:height="3.67015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Образец текста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Второй уровень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Пятый уровень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3" draw:name="Content Placeholder 3" svg:x="5.60881in" svg:y="1.56658in" svg:width="4.57959in" svg:height="3.67015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Образец текста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Второй уровень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Пятый уровень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6" draw:name="Date Placeholder 4" svg:x="6.9433in" svg:y="5.31999in" svg:width="2.48047in" svg:height="0.33017in" presentation:class="date-time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30" presentation:style-name="a219" draw:name="Footer Placeholder 5" svg:x="0.82628in" svg:y="5.31999in" svg:width="6.03377in" svg:height="0.33017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1" presentation:style-name="a223" draw:name="Slide Number Placeholder 6" svg:x="9.50703in" svg:y="5.31999in" svg:width="0.68137in" svg:height="0.33017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/></text:span><text:span text:style-name="a221" text:class-names=""/></text:p>
        </draw:text-box>
        <svg:title/>
        <svg:desc/>
      </draw:frame>
      <presentation:notes style:page-layout-name="pageLayout2" draw:style-name="a240">
        <draw:page-thumbnail svg:x="1.21063in" svg:y="0.88858in" svg:width="5.84567in" svg:height="4.38425in" presentation:class="page" draw:id="id5" presentation:style-name="a224" draw:name="Образ слайда 1">
          <svg:title/>
          <svg:desc/>
        </draw:page-thumbnail>
        <draw:frame draw:id="id6" presentation:style-name="a227" draw:name="Заметки 2" svg:x="0.82677in" svg:y="5.55394in" svg:width="6.61378in" svg:height="5.26142in" presentation:class="notes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7" presentation:style-name="a230" draw:name="Верхний колонтитул 3" svg:x="0in" svg:y="0in" svg:width="3.5878in" svg:height="0.58425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8" presentation:style-name="a233" draw:name="Дата 4" svg:x="4.67953in" svg:y="0in" svg:width="3.5878in" svg:height="0.58425in" presentation:class="date-time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9" presentation:style-name="a236" draw:name="Нижний колонтитул 5" svg:x="0in" svg:y="11.10827in" svg:width="3.5878in" svg:height="0.5842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39" draw:name="Номер слайда 6" svg:x="4.67953in" svg:y="11.10827in" svg:width="3.5878in" svg:height="0.58425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42">
      <draw:frame draw:id="id32" draw:style-name="a243" draw:name="Picture 19" svg:x="0.82628in" svg:y="1.56844in" svg:width="4.60166in" svg:height="3.75155in" style:rel-width="scale" style:rel-height="scale">
        <draw:image xlink:href="media/image2.png" xlink:type="simple" xlink:show="embed" xlink:actuate="onLoad"/>
        <svg:title/>
        <svg:desc>Slate-V2-HD-compPhotoInset.png</svg:desc>
      </draw:frame>
      <draw:frame draw:id="id33" draw:style-name="a244" draw:name="Picture 20" svg:x="5.58674in" svg:y="1.56844in" svg:width="4.60166in" svg:height="3.75155in" style:rel-width="scale" style:rel-height="scale">
        <draw:image xlink:href="media/image2.png" xlink:type="simple" xlink:show="embed" xlink:actuate="onLoad"/>
        <svg:title/>
        <svg:desc>Slate-V2-HD-compPhotoInset.png</svg:desc>
      </draw:frame>
      <draw:frame draw:id="id34" presentation:style-name="a248" draw:name="Title 1" svg:x="0.82628in" svg:y="0.55123in" svg:width="9.36213in" svg:height="0.87753in" presentation:class="title" presentation:placeholder="false">
        <draw:text-box>
          <text:p text:style-name="a247" text:class-names="" text:cond-style-name=""><text:span text:style-name="a245" text:class-names="">Образец заголовка</text:span><text:span text:style-name="a246" text:class-names=""/></text:p>
        </draw:text-box>
        <svg:title/>
        <svg:desc/>
      </draw:frame>
      <draw:frame draw:id="id35" presentation:style-name="a252" draw:name="Text Placeholder 2" svg:x="0.90953in" svg:y="1.65954in" svg:width="4.40931in" svg:height="0.49271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Образец текста</text:span></text:p>
            </text:list-item>
          </text:list>
        </draw:text-box>
        <svg:title/>
        <svg:desc/>
      </draw:frame>
      <draw:frame draw:id="id36" presentation:style-name="a269" draw:name="Content Placeholder 3" svg:x="0.90953in" svg:y="2.15225in" svg:width="4.40931in" svg:height="3.08448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Образец текста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Второй уровень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Пятый уровень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Text Placeholder 4" svg:x="5.69206in" svg:y="1.65954in" svg:width="4.42648in" svg:height="0.49271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>Образец текста</text:span></text:p>
            </text:list-item>
          </text:list>
        </draw:text-box>
        <svg:title/>
        <svg:desc/>
      </draw:frame>
      <draw:frame draw:id="id38" presentation:style-name="a290" draw:name="Content Placeholder 5" svg:x="5.69206in" svg:y="2.15225in" svg:width="4.42648in" svg:height="3.08448in" presentation:class="object" presentation:placeholder="false">
        <draw:text-box>
          <text:list text:style-name="a276">
            <text:list-item>
              <text:p text:style-name="a275" text:class-names="" text:cond-style-name=""><text:span text:style-name="a274" text:class-names="">Образец текста</text:span></text:p>
            </text:list-item>
          </text:list>
          <text:list text:style-name="a279">
            <text:list-item>
              <text:list text:style-name="a279">
                <text:list-item>
                  <text:p text:style-name="a278" text:class-names="" text:cond-style-name=""><text:span text:style-name="a277" text:class-names="">Второй уровень</text:span></text:p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p text:style-name="a281" text:class-names="" text:cond-style-name=""><text:span text:style-name="a28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p text:style-name="a284" text:class-names="" text:cond-style-name=""><text:span text:style-name="a28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6" text:class-names="">Пятый уровень</text:span><text:span text:style-name="a2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93" draw:name="Date Placeholder 6" svg:x="6.9433in" svg:y="5.31999in" svg:width="2.48047in" svg:height="0.33017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0" presentation:style-name="a296" draw:name="Footer Placeholder 7" svg:x="0.82628in" svg:y="5.31999in" svg:width="6.03377in" svg:height="0.33017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1" presentation:style-name="a300" draw:name="Slide Number Placeholder 8" svg:x="9.50703in" svg:y="5.31999in" svg:width="0.68137in" svg:height="0.33017in" presentation:class="page-number" presentation:placeholder="false">
        <draw:text-box>
          <text:p text:style-name="a299" text:class-names="" text:cond-style-name=""><text:span text:style-name="a297" text:class-names=""><text:page-number style:num-format="1" text:fixed="false"/></text:span><text:span text:style-name="a298" text:class-names=""/></text:p>
        </draw:text-box>
        <svg:title/>
        <svg:desc/>
      </draw:frame>
      <presentation:notes style:page-layout-name="pageLayout2" draw:style-name="a317">
        <draw:page-thumbnail svg:x="1.21063in" svg:y="0.88858in" svg:width="5.84567in" svg:height="4.38425in" presentation:class="page" draw:id="id5" presentation:style-name="a301" draw:name="Образ слайда 1">
          <svg:title/>
          <svg:desc/>
        </draw:page-thumbnail>
        <draw:frame draw:id="id6" presentation:style-name="a304" draw:name="Заметки 2" svg:x="0.82677in" svg:y="5.55394in" svg:width="6.61378in" svg:height="5.26142in" presentation:class="notes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7" presentation:style-name="a307" draw:name="Верхний колонтитул 3" svg:x="0in" svg:y="0in" svg:width="3.5878in" svg:height="0.58425in" presentation:class="header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8" presentation:style-name="a310" draw:name="Дата 4" svg:x="4.67953in" svg:y="0in" svg:width="3.5878in" svg:height="0.58425in" presentation:class="date-time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9" presentation:style-name="a313" draw:name="Нижний колонтитул 5" svg:x="0in" svg:y="11.10827in" svg:width="3.5878in" svg:height="0.58425in" presentation:class="foot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10" presentation:style-name="a316" draw:name="Номер слайда 6" svg:x="4.67953in" svg:y="11.10827in" svg:width="3.5878in" svg:height="0.58425in" presentation:class="page-number" presentation:placeholder="false">
          <draw:text-box>
            <text:p text:style-name="a315" text:class-names="" text:cond-style-name=""><text:span text:style-name="a3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19">
      <draw:frame draw:id="id42" presentation:style-name="a323" draw:name="Title 1" svg:x="0.82628in" svg:y="0.55123in" svg:width="9.36213in" svg:height="0.87753in" presentation:class="title" presentation:placeholder="false">
        <draw:text-box>
          <text:p text:style-name="a322" text:class-names="" text:cond-style-name=""><text:span text:style-name="a320" text:class-names="">Образец заголовка</text:span><text:span text:style-name="a321" text:class-names=""/></text:p>
        </draw:text-box>
        <svg:title/>
        <svg:desc/>
      </draw:frame>
      <draw:frame draw:id="id43" presentation:style-name="a326" draw:name="Date Placeholder 2" svg:x="6.9433in" svg:y="5.31999in" svg:width="2.48047in" svg:height="0.33017in" presentation:class="date-time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44" presentation:style-name="a329" draw:name="Footer Placeholder 3" svg:x="0.82628in" svg:y="5.31999in" svg:width="6.03377in" svg:height="0.33017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45" presentation:style-name="a333" draw:name="Slide Number Placeholder 4" svg:x="9.50703in" svg:y="5.31999in" svg:width="0.68137in" svg:height="0.33017in" presentation:class="page-number" presentation:placeholder="false">
        <draw:text-box>
          <text:p text:style-name="a332" text:class-names="" text:cond-style-name=""><text:span text:style-name="a330" text:class-names=""><text:page-number style:num-format="1" text:fixed="false"/></text:span><text:span text:style-name="a331" text:class-names=""/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5" presentation:style-name="a334" draw:name="Образ слайда 1">
          <svg:title/>
          <svg:desc/>
        </draw:page-thumbnail>
        <draw:frame draw:id="id6" presentation:style-name="a337" draw:name="Заметки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7" presentation:style-name="a340" draw:name="Верхний колонтитул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3" draw:name="Дата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9" presentation:style-name="a346" draw:name="Нижний колонтитул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0" presentation:style-name="a349" draw:name="Номер слайда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52">
      <draw:frame draw:id="id46" presentation:style-name="a355" draw:name="Date Placeholder 1" svg:x="6.9433in" svg:y="5.31999in" svg:width="2.48047in" svg:height="0.33017in" presentation:class="date-time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47" presentation:style-name="a358" draw:name="Footer Placeholder 2" svg:x="0.82628in" svg:y="5.31999in" svg:width="6.03377in" svg:height="0.33017in" presentation:class="footer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48" presentation:style-name="a362" draw:name="Slide Number Placeholder 3" svg:x="9.50703in" svg:y="5.31999in" svg:width="0.68137in" svg:height="0.33017in" presentation:class="page-number" presentation:placeholder="false">
        <draw:text-box>
          <text:p text:style-name="a361" text:class-names="" text:cond-style-name=""><text:span text:style-name="a359" text:class-names=""><text:page-number style:num-format="1" text:fixed="false"/></text:span><text:span text:style-name="a360" text:class-names=""/></text:p>
        </draw:text-box>
        <svg:title/>
        <svg:desc/>
      </draw:frame>
      <presentation:notes style:page-layout-name="pageLayout2" draw:style-name="a379">
        <draw:page-thumbnail svg:x="1.21063in" svg:y="0.88858in" svg:width="5.84567in" svg:height="4.38425in" presentation:class="page" draw:id="id5" presentation:style-name="a363" draw:name="Образ слайда 1">
          <svg:title/>
          <svg:desc/>
        </draw:page-thumbnail>
        <draw:frame draw:id="id6" presentation:style-name="a366" draw:name="Заметки 2" svg:x="0.82677in" svg:y="5.55394in" svg:width="6.61378in" svg:height="5.26142in" presentation:class="notes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7" presentation:style-name="a369" draw:name="Верхний колонтитул 3" svg:x="0in" svg:y="0in" svg:width="3.5878in" svg:height="0.58425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8" presentation:style-name="a372" draw:name="Дата 4" svg:x="4.67953in" svg:y="0in" svg:width="3.5878in" svg:height="0.58425in" presentation:class="date-time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9" presentation:style-name="a375" draw:name="Нижний колонтитул 5" svg:x="0in" svg:y="11.10827in" svg:width="3.5878in" svg:height="0.58425in" presentation:class="foot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0" presentation:style-name="a378" draw:name="Номер слайда 6" svg:x="4.67953in" svg:y="11.10827in" svg:width="3.5878in" svg:height="0.58425in" presentation:class="page-number" presentation:placeholder="false">
          <draw:text-box>
            <text:p text:style-name="a377" text:class-names="" text:cond-style-name=""><text:span text:style-name="a3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81">
      <draw:frame draw:id="id49" presentation:style-name="a385" draw:name="Title 1" svg:x="0.82628in" svg:y="0.55123in" svg:width="3.35186in" svg:height="1.64748in" presentation:class="title" presentation:placeholder="false">
        <draw:text-box>
          <text:p text:style-name="a384" text:class-names="" text:cond-style-name=""><text:span text:style-name="a382" text:class-names="">Образец заголовка</text:span><text:span text:style-name="a383" text:class-names=""/></text:p>
        </draw:text-box>
        <svg:title/>
        <svg:desc/>
      </draw:frame>
      <draw:frame draw:id="id50" presentation:style-name="a402" draw:name="Content Placeholder 2" svg:x="4.39058in" svg:y="0.55123in" svg:width="5.79782in" svg:height="4.68549in" presentation:class="object" presentation:placeholder="false">
        <draw:text-box>
          <text:list text:style-name="a388">
            <text:list-item>
              <text:p text:style-name="a387" text:class-names="" text:cond-style-name=""><text:span text:style-name="a386" text:class-names="">Образец текста</text:span></text:p>
            </text:list-item>
          </text:list>
          <text:list text:style-name="a391">
            <text:list-item>
              <text:list text:style-name="a391">
                <text:list-item>
                  <text:p text:style-name="a390" text:class-names="" text:cond-style-name=""><text:span text:style-name="a389" text:class-names="">Второй уровень</text:span></text:p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p text:style-name="a393" text:class-names="" text:cond-style-name=""><text:span text:style-name="a39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p text:style-name="a396" text:class-names="" text:cond-style-name=""><text:span text:style-name="a39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list text:style-name="a401">
                            <text:list-item>
                              <text:p text:style-name="a400" text:class-names="" text:cond-style-name=""><text:span text:style-name="a398" text:class-names="">Пятый уровень</text:span><text:span text:style-name="a3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406" draw:name="Text Placeholder 3" svg:x="0.82628in" svg:y="2.19872in" svg:width="3.35186in" svg:height="3.03801in" presentation:class="outline" presentation:placeholder="false">
        <draw:text-box>
          <text:list text:style-name="a405">
            <text:list-item>
              <text:p text:style-name="a404" text:class-names="" text:cond-style-name=""><text:span text:style-name="a403" text:class-names="">Образец текста</text:span></text:p>
            </text:list-item>
          </text:list>
        </draw:text-box>
        <svg:title/>
        <svg:desc/>
      </draw:frame>
      <draw:frame draw:id="id52" presentation:style-name="a409" draw:name="Date Placeholder 4" svg:x="6.9433in" svg:y="5.31999in" svg:width="2.48047in" svg:height="0.33017in" presentation:class="date-time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3" presentation:style-name="a412" draw:name="Footer Placeholder 5" svg:x="0.82628in" svg:y="5.31999in" svg:width="6.03377in" svg:height="0.33017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54" presentation:style-name="a416" draw:name="Slide Number Placeholder 6" svg:x="9.50703in" svg:y="5.31999in" svg:width="0.68137in" svg:height="0.33017in" presentation:class="page-number" presentation:placeholder="false">
        <draw:text-box>
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</draw:text-box>
        <svg:title/>
        <svg:desc/>
      </draw:frame>
      <presentation:notes style:page-layout-name="pageLayout2" draw:style-name="a433">
        <draw:page-thumbnail svg:x="1.21063in" svg:y="0.88858in" svg:width="5.84567in" svg:height="4.38425in" presentation:class="page" draw:id="id5" presentation:style-name="a417" draw:name="Образ слайда 1">
          <svg:title/>
          <svg:desc/>
        </draw:page-thumbnail>
        <draw:frame draw:id="id6" presentation:style-name="a420" draw:name="Заметки 2" svg:x="0.82677in" svg:y="5.55394in" svg:width="6.61378in" svg:height="5.26142in" presentation:class="notes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7" presentation:style-name="a423" draw:name="Верхний колонтитул 3" svg:x="0in" svg:y="0in" svg:width="3.5878in" svg:height="0.58425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8" presentation:style-name="a426" draw:name="Дата 4" svg:x="4.67953in" svg:y="0in" svg:width="3.5878in" svg:height="0.58425in" presentation:class="date-time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9" presentation:style-name="a429" draw:name="Нижний колонтитул 5" svg:x="0in" svg:y="11.10827in" svg:width="3.5878in" svg:height="0.58425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0" presentation:style-name="a432" draw:name="Номер слайда 6" svg:x="4.67953in" svg:y="11.10827in" svg:width="3.5878in" svg:height="0.58425in" presentation:class="page-number" presentation:placeholder="false">
          <draw:text-box>
            <text:p text:style-name="a431" text:class-names="" text:cond-style-name=""><text:span text:style-name="a4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435">
      <draw:frame draw:id="id55" draw:style-name="a436" draw:name="Picture 21" svg:x="6.59511in" svg:y="0.55123in" svg:width="3.24089in" svg:height="4.7065in" style:rel-width="scale" style:rel-height="scale">
        <draw:image xlink:href="media/image3.png" xlink:type="simple" xlink:show="embed" xlink:actuate="onLoad"/>
        <svg:title/>
        <svg:desc>Slate-V2-HD-vertPhotoInset.png</svg:desc>
      </draw:frame>
      <draw:frame draw:id="id56" presentation:style-name="a440" draw:name="Title 1" svg:x="0.82628in" svg:y="0.55153in" svg:width="5.36653in" svg:height="1.65419in" presentation:class="title" presentation:placeholder="false">
        <draw:text-box>
          <text:p text:style-name="a439" text:class-names="" text:cond-style-name=""><text:span text:style-name="a437" text:class-names="">Образец заголовка</text:span><text:span text:style-name="a438" text:class-names=""/></text:p>
        </draw:text-box>
        <svg:title/>
        <svg:desc/>
      </draw:frame>
      <draw:frame draw:id="id57" presentation:style-name="a444" draw:name="Picture Placeholder 2" svg:x="6.72974in" svg:y="0.69058in" svg:width="2.96201in" svg:height="4.44245in" presentation:class="graphic" presentation:placeholder="false">
        <draw:text-box>
          <text:p text:style-name="a443" text:class-names="" text:cond-style-name=""><text:span text:style-name="a441" text:class-names="">Вставка рисунка</text:span><text:span text:style-name="a442" text:class-names=""/></text:p>
        </draw:text-box>
        <svg:title/>
        <svg:desc/>
      </draw:frame>
      <draw:frame draw:id="id58" presentation:style-name="a448" draw:name="Text Placeholder 3" svg:x="0.82628in" svg:y="2.20572in" svg:width="5.36653in" svg:height="3.05289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Образец текста</text:span></text:p>
            </text:list-item>
          </text:list>
        </draw:text-box>
        <svg:title/>
        <svg:desc/>
      </draw:frame>
      <draw:frame draw:id="id59" presentation:style-name="a451" draw:name="Date Placeholder 4" svg:x="6.9433in" svg:y="5.31999in" svg:width="2.48047in" svg:height="0.330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0" presentation:style-name="a454" draw:name="Footer Placeholder 5" svg:x="0.82628in" svg:y="5.31999in" svg:width="6.03377in" svg:height="0.330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1" presentation:style-name="a458" draw:name="Slide Number Placeholder 6" svg:x="9.50703in" svg:y="5.31999in" svg:width="0.68137in" svg:height="0.33017in" presentation:class="page-number" presentation:placeholder="false">
        <draw:text-box>
          <text:p text:style-name="a457" text:class-names="" text:cond-style-name=""><text:span text:style-name="a455" text:class-names=""><text:page-number style:num-format="1" text:fixed="false"/></text:span><text:span text:style-name="a456" text:class-names=""/></text:p>
        </draw:text-box>
        <svg:title/>
        <svg:desc/>
      </draw:frame>
      <presentation:notes style:page-layout-name="pageLayout2" draw:style-name="a475">
        <draw:page-thumbnail svg:x="1.21063in" svg:y="0.88858in" svg:width="5.84567in" svg:height="4.38425in" presentation:class="page" draw:id="id5" presentation:style-name="a459" draw:name="Образ слайда 1">
          <svg:title/>
          <svg:desc/>
        </draw:page-thumbnail>
        <draw:frame draw:id="id6" presentation:style-name="a462" draw:name="Заметки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Верхний колонтитул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Дата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Нижний колонтитул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Номер слайда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Панорамная-фотография-с-подписью" style:page-layout-name="pageLayout1" draw:style-name="a477">
      <draw:frame draw:id="id62" draw:style-name="a478" draw:name="Picture 15" svg:x="0.91678in" svg:y="0.49536in" svg:width="9.17046in" svg:height="3.45137in" style:rel-width="scale" style:rel-height="scale">
        <draw:image xlink:href="media/image4.png" xlink:type="simple" xlink:show="embed" xlink:actuate="onLoad"/>
        <svg:title/>
        <svg:desc>Slate-V2-HD-panoPhotoInset.png</svg:desc>
      </draw:frame>
      <draw:frame draw:id="id63" presentation:style-name="a482" draw:name="Title 1" svg:x="0.82629in" svg:y="4.12816in" svg:width="9.36354in" svg:height="0.49144in" presentation:class="title" presentation:placeholder="false">
        <draw:text-box>
          <text:p text:style-name="a481" text:class-names="" text:cond-style-name=""><text:span text:style-name="a479" text:class-names="">Образец заголовка</text:span><text:span text:style-name="a480" text:class-names=""/></text:p>
        </draw:text-box>
        <svg:title/>
        <svg:desc/>
      </draw:frame>
      <draw:frame draw:id="id64" presentation:style-name="a486" draw:name="Picture Placeholder 2" svg:x="1.05735in" svg:y="0.62847in" svg:width="8.9024in" svg:height="3.18811in" presentation:class="graphic" presentation:placeholder="false">
        <draw:text-box>
          <text:p text:style-name="a485" text:class-names="" text:cond-style-name=""><text:span text:style-name="a483" text:class-names="">Вставка рисунка</text:span><text:span text:style-name="a484" text:class-names=""/></text:p>
        </draw:text-box>
        <svg:title/>
        <svg:desc/>
      </draw:frame>
      <draw:frame draw:id="id65" presentation:style-name="a490" draw:name="Text Placeholder 3" svg:x="0.82628in" svg:y="4.6196in" svg:width="9.36213in" svg:height="0.61713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Образец текста</text:span></text:p>
            </text:list-item>
          </text:list>
        </draw:text-box>
        <svg:title/>
        <svg:desc/>
      </draw:frame>
      <draw:frame draw:id="id66" presentation:style-name="a493" draw:name="Date Placeholder 4" svg:x="6.9433in" svg:y="5.31999in" svg:width="2.48047in" svg:height="0.33017in" presentation:class="date-time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67" presentation:style-name="a496" draw:name="Footer Placeholder 5" svg:x="0.82628in" svg:y="5.31999in" svg:width="6.03377in" svg:height="0.33017in" presentation:class="footer" presentation:placeholder="false">
        <draw:text-box>
          <text:p text:style-name="a495" text:class-names="" text:cond-style-name=""><text:span text:style-name="a494" text:class-names=""/></text:p>
        </draw:text-box>
        <svg:title/>
        <svg:desc/>
      </draw:frame>
      <draw:frame draw:id="id68" presentation:style-name="a500" draw:name="Slide Number Placeholder 6" svg:x="9.50703in" svg:y="5.31999in" svg:width="0.68137in" svg:height="0.33017in" presentation:class="page-number" presentation:placeholder="false">
        <draw:text-box>
          <text:p text:style-name="a499" text:class-names="" text:cond-style-name=""><text:span text:style-name="a497" text:class-names=""><text:page-number style:num-format="1" text:fixed="false"/></text:span><text:span text:style-name="a498" text:class-names=""/></text:p>
        </draw:text-box>
        <svg:title/>
        <svg:desc/>
      </draw:frame>
      <presentation:notes style:page-layout-name="pageLayout2" draw:style-name="a517">
        <draw:page-thumbnail svg:x="1.21063in" svg:y="0.88858in" svg:width="5.84567in" svg:height="4.38425in" presentation:class="page" draw:id="id5" presentation:style-name="a501" draw:name="Образ слайда 1">
          <svg:title/>
          <svg:desc/>
        </draw:page-thumbnail>
        <draw:frame draw:id="id6" presentation:style-name="a504" draw:name="Заметки 2" svg:x="0.82677in" svg:y="5.55394in" svg:width="6.61378in" svg:height="5.26142in" presentation:class="notes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7" presentation:style-name="a507" draw:name="Верхний колонтитул 3" svg:x="0in" svg:y="0in" svg:width="3.5878in" svg:height="0.58425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8" presentation:style-name="a510" draw:name="Дата 4" svg:x="4.67953in" svg:y="0in" svg:width="3.5878in" svg:height="0.58425in" presentation:class="date-time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9" presentation:style-name="a513" draw:name="Нижний колонтитул 5" svg:x="0in" svg:y="11.10827in" svg:width="3.5878in" svg:height="0.58425in" presentation:class="footer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10" presentation:style-name="a516" draw:name="Номер слайда 6" svg:x="4.67953in" svg:y="11.10827in" svg:width="3.5878in" svg:height="0.58425in" presentation:class="page-number" presentation:placeholder="false">
          <draw:text-box>
            <text:p text:style-name="a515" text:class-names="" text:cond-style-name=""><text:span text:style-name="a5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Заголовок-и-подпись" style:page-layout-name="pageLayout1" draw:style-name="a519">
      <draw:frame draw:id="id69" presentation:style-name="a523" draw:name="Title 1" svg:x="0.82628in" svg:y="0.55018in" svg:width="9.36213in" svg:height="3.19595in" presentation:class="title" presentation:placeholder="false">
        <draw:text-box>
          <text:p text:style-name="a522" text:class-names="" text:cond-style-name=""><text:span text:style-name="a520" text:class-names="">Образец заголовка</text:span><text:span text:style-name="a521" text:class-names=""/></text:p>
        </draw:text-box>
        <svg:title/>
        <svg:desc/>
      </draw:frame>
      <draw:frame draw:id="id70" presentation:style-name="a527" draw:name="Text Placeholder 3" svg:x="0.82628in" svg:y="3.88394in" svg:width="9.36213in" svg:height="1.35804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Образец текста</text:span></text:p>
            </text:list-item>
          </text:list>
        </draw:text-box>
        <svg:title/>
        <svg:desc/>
      </draw:frame>
      <draw:frame draw:id="id71" presentation:style-name="a530" draw:name="Date Placeholder 4" svg:x="6.9433in" svg:y="5.31999in" svg:width="2.48047in" svg:height="0.33017in" presentation:class="date-tim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Footer Placeholder 5" svg:x="0.82628in" svg:y="5.31999in" svg:width="6.03377in" svg:height="0.33017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73" presentation:style-name="a537" draw:name="Slide Number Placeholder 6" svg:x="9.50703in" svg:y="5.31999in" svg:width="0.68137in" svg:height="0.33017in" presentation:class="page-number" presentation:placeholder="false">
        <draw:text-box>
          <text:p text:style-name="a536" text:class-names="" text:cond-style-name=""><text:span text:style-name="a534" text:class-names=""><text:page-number style:num-format="1" text:fixed="false"/></text:span><text:span text:style-name="a535" text:class-names=""/></text:p>
        </draw:text-box>
        <svg:title/>
        <svg:desc/>
      </draw:frame>
      <presentation:notes style:page-layout-name="pageLayout2" draw:style-name="a554">
        <draw:page-thumbnail svg:x="1.21063in" svg:y="0.88858in" svg:width="5.84567in" svg:height="4.38425in" presentation:class="page" draw:id="id5" presentation:style-name="a538" draw:name="Образ слайда 1">
          <svg:title/>
          <svg:desc/>
        </draw:page-thumbnail>
        <draw:frame draw:id="id6" presentation:style-name="a541" draw:name="Заметки 2" svg:x="0.82677in" svg:y="5.55394in" svg:width="6.61378in" svg:height="5.26142in" presentation:class="notes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7" presentation:style-name="a544" draw:name="Верхний колонтитул 3" svg:x="0in" svg:y="0in" svg:width="3.5878in" svg:height="0.58425in" presentation:class="head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8" presentation:style-name="a547" draw:name="Дата 4" svg:x="4.67953in" svg:y="0in" svg:width="3.5878in" svg:height="0.58425in" presentation:class="date-time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9" presentation:style-name="a550" draw:name="Нижний колонтитул 5" svg:x="0in" svg:y="11.10827in" svg:width="3.5878in" svg:height="0.58425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0" presentation:style-name="a553" draw:name="Номер слайда 6" svg:x="4.67953in" svg:y="11.10827in" svg:width="3.5878in" svg:height="0.58425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Цитата-с-подписью" style:page-layout-name="pageLayout1" draw:style-name="a556">
      <draw:frame draw:id="id74" presentation:style-name="a560" draw:name="Title 1" svg:x="1.3077in" svg:y="0.55123in" svg:width="8.41178in" svg:height="2.70635in" presentation:class="title" presentation:placeholder="false">
        <draw:text-box>
          <text:p text:style-name="a559" text:class-names="" text:cond-style-name=""><text:span text:style-name="a557" text:class-names="">Образец заголовка</text:span><text:span text:style-name="a558" text:class-names=""/></text:p>
        </draw:text-box>
        <svg:title/>
        <svg:desc/>
      </draw:frame>
      <draw:frame draw:id="id75" presentation:style-name="a564" draw:name="Text Placeholder 3" svg:x="1.55585in" svg:y="3.26439in" svg:width="7.91404in" svg:height="0.48174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Образец текста</text:span></text:p>
            </text:list-item>
          </text:list>
        </draw:text-box>
        <svg:title/>
        <svg:desc/>
      </draw:frame>
      <draw:frame draw:id="id76" presentation:style-name="a568" draw:name="Text Placeholder 3" svg:x="0.82628in" svg:y="3.89224in" svg:width="9.36213in" svg:height="1.34689in" presentation:class="outline" presentation:placeholder="false">
        <draw:text-box>
          <text:list text:style-name="a567">
            <text:list-item>
              <text:p text:style-name="a566" text:class-names="" text:cond-style-name=""><text:span text:style-name="a565" text:class-names="">Образец текста</text:span></text:p>
            </text:list-item>
          </text:list>
        </draw:text-box>
        <svg:title/>
        <svg:desc/>
      </draw:frame>
      <draw:frame draw:id="id77" presentation:style-name="a571" draw:name="Date Placeholder 4" svg:x="6.9433in" svg:y="5.31999in" svg:width="2.48047in" svg:height="0.33017in" presentation:class="date-time" presentation:placeholder="false">
        <draw:text-box>
          <text:p text:style-name="a570" text:class-names="" text:cond-style-name=""><text:span text:style-name="a569" text:class-names=""/></text:p>
        </draw:text-box>
        <svg:title/>
        <svg:desc/>
      </draw:frame>
      <draw:frame draw:id="id78" presentation:style-name="a574" draw:name="Footer Placeholder 5" svg:x="0.82628in" svg:y="5.31999in" svg:width="6.03377in" svg:height="0.33017in" presentation:class="footer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79" presentation:style-name="a578" draw:name="Slide Number Placeholder 6" svg:x="9.50703in" svg:y="5.31999in" svg:width="0.68137in" svg:height="0.33017in" presentation:class="page-number" presentation:placeholder="false">
        <draw:text-box>
          <text:p text:style-name="a577" text:class-names="" text:cond-style-name=""><text:span text:style-name="a575" text:class-names=""><text:page-number style:num-format="1" text:fixed="false"/></text:span><text:span text:style-name="a576" text:class-names=""/></text:p>
        </draw:text-box>
        <svg:title/>
        <svg:desc/>
      </draw:frame>
      <draw:frame draw:id="id80" draw:style-name="a581" draw:name="TextBox 10" svg:x="0.89573in" svg:y="0.80008in" svg:width="0.55122in" svg:height="0.52879in">
        <draw:text-box>
          <text:p text:style-name="a580" text:class-names="" text:cond-style-name=""><text:span text:style-name="a579" text:class-names="">“</text:span></text:p>
        </draw:text-box>
        <svg:title/>
        <svg:desc/>
      </draw:frame>
      <draw:frame draw:id="id81" draw:style-name="a584" draw:name="TextBox 12" svg:x="9.49862in" svg:y="2.6479in" svg:width="0.55122in" svg:height="0.52879in">
        <draw:text-box>
          <text:p text:style-name="a583" text:class-names="" text:cond-style-name=""><text:span text:style-name="a582" text:class-names="">”</text:span></text:p>
        </draw:text-box>
        <svg:title/>
        <svg:desc/>
      </draw:frame>
      <presentation:notes style:page-layout-name="pageLayout2" draw:style-name="a601">
        <draw:page-thumbnail svg:x="1.21063in" svg:y="0.88858in" svg:width="5.84567in" svg:height="4.38425in" presentation:class="page" draw:id="id5" presentation:style-name="a585" draw:name="Образ слайда 1">
          <svg:title/>
          <svg:desc/>
        </draw:page-thumbnail>
        <draw:frame draw:id="id6" presentation:style-name="a588" draw:name="Заметки 2" svg:x="0.82677in" svg:y="5.55394in" svg:width="6.61378in" svg:height="5.26142in" presentation:class="notes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7" presentation:style-name="a591" draw:name="Верхний колонтитул 3" svg:x="0in" svg:y="0in" svg:width="3.5878in" svg:height="0.58425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8" presentation:style-name="a594" draw:name="Дата 4" svg:x="4.67953in" svg:y="0in" svg:width="3.5878in" svg:height="0.58425in" presentation:class="date-time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9" presentation:style-name="a597" draw:name="Нижний колонтитул 5" svg:x="0in" svg:y="11.10827in" svg:width="3.5878in" svg:height="0.58425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Номер слайда 6" svg:x="4.67953in" svg:y="11.10827in" svg:width="3.5878in" svg:height="0.58425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Карточка-имени" style:page-layout-name="pageLayout1" draw:style-name="a603">
      <draw:frame draw:id="id82" presentation:style-name="a607" draw:name="Title 1" svg:x="0.82628in" svg:y="1.9233in" svg:width="9.36213in" svg:height="2.27134in" presentation:class="title" presentation:placeholder="false">
        <draw:text-box>
          <text:p text:style-name="a606" text:class-names="" text:cond-style-name=""><text:span text:style-name="a604" text:class-names="">Образец заголовка</text:span><text:span text:style-name="a605" text:class-names=""/></text:p>
        </draw:text-box>
        <svg:title/>
        <svg:desc/>
      </draw:frame>
      <draw:frame draw:id="id83" presentation:style-name="a611" draw:name="Text Placeholder 3" svg:x="0.82627in" svg:y="4.20529in" svg:width="9.36071in" svg:height="1.03143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Образец текста</text:span></text:p>
            </text:list-item>
          </text:list>
        </draw:text-box>
        <svg:title/>
        <svg:desc/>
      </draw:frame>
      <draw:frame draw:id="id84" presentation:style-name="a614" draw:name="Date Placeholder 4" svg:x="6.9433in" svg:y="5.31999in" svg:width="2.48047in" svg:height="0.33017in" presentation:class="date-time" presentation:placeholder="false">
        <draw:text-box>
          <text:p text:style-name="a613" text:class-names="" text:cond-style-name=""><text:span text:style-name="a612" text:class-names=""/></text:p>
        </draw:text-box>
        <svg:title/>
        <svg:desc/>
      </draw:frame>
      <draw:frame draw:id="id85" presentation:style-name="a617" draw:name="Footer Placeholder 5" svg:x="0.82628in" svg:y="5.31999in" svg:width="6.03377in" svg:height="0.33017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86" presentation:style-name="a621" draw:name="Slide Number Placeholder 6" svg:x="9.50703in" svg:y="5.31999in" svg:width="0.68137in" svg:height="0.33017in" presentation:class="page-number" presentation:placeholder="false">
        <draw:text-box>
          <text:p text:style-name="a620" text:class-names="" text:cond-style-name=""><text:span text:style-name="a618" text:class-names=""><text:page-number style:num-format="1" text:fixed="false"/></text:span><text:span text:style-name="a619" text:class-names=""/></text:p>
        </draw:text-box>
        <svg:title/>
        <svg:desc/>
      </draw:frame>
      <presentation:notes style:page-layout-name="pageLayout2" draw:style-name="a638">
        <draw:page-thumbnail svg:x="1.21063in" svg:y="0.88858in" svg:width="5.84567in" svg:height="4.38425in" presentation:class="page" draw:id="id5" presentation:style-name="a622" draw:name="Образ слайда 1">
          <svg:title/>
          <svg:desc/>
        </draw:page-thumbnail>
        <draw:frame draw:id="id6" presentation:style-name="a625" draw:name="Заметки 2" svg:x="0.82677in" svg:y="5.55394in" svg:width="6.61378in" svg:height="5.26142in" presentation:class="notes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7" presentation:style-name="a628" draw:name="Верхний колонтитул 3" svg:x="0in" svg:y="0in" svg:width="3.5878in" svg:height="0.58425in" presentation:class="header" presentation:placeholder="false">
          <draw:text-box>
            <text:p text:style-name="a627" text:class-names="" text:cond-style-name=""><text:span text:style-name="a626" text:class-names=""/></text:p>
          </draw:text-box>
          <svg:title/>
          <svg:desc/>
        </draw:frame>
        <draw:frame draw:id="id8" presentation:style-name="a631" draw:name="Дата 4" svg:x="4.67953in" svg:y="0in" svg:width="3.5878in" svg:height="0.58425in" presentation:class="date-time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9" presentation:style-name="a634" draw:name="Нижний колонтитул 5" svg:x="0in" svg:y="11.10827in" svg:width="3.5878in" svg:height="0.58425in" presentation:class="foot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0" presentation:style-name="a637" draw:name="Номер слайда 6" svg:x="4.67953in" svg:y="11.10827in" svg:width="3.5878in" svg:height="0.58425in" presentation:class="page-number" presentation:placeholder="false">
          <draw:text-box>
            <text:p text:style-name="a636" text:class-names="" text:cond-style-name=""><text:span text:style-name="a6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Три-колонки" style:page-layout-name="pageLayout1" draw:style-name="a640">
      <draw:frame draw:id="id87" presentation:style-name="a644" draw:name="Title 1" svg:x="0.82628in" svg:y="0.55123in" svg:width="9.36213in" svg:height="0.87753in" presentation:class="title" presentation:placeholder="false">
        <draw:text-box>
          <text:p text:style-name="a643" text:class-names="" text:cond-style-name=""><text:span text:style-name="a641" text:class-names="">Образец заголовка</text:span><text:span text:style-name="a642" text:class-names=""/></text:p>
        </draw:text-box>
        <svg:title/>
        <svg:desc/>
      </draw:frame>
      <draw:frame draw:id="id88" presentation:style-name="a648" draw:name="Text Placeholder 2" svg:x="0.82628in" svg:y="1.70538in" svg:width="2.98483in" svg:height="0.52109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Образец текста</text:span></text:p>
            </text:list-item>
          </text:list>
        </draw:text-box>
        <svg:title/>
        <svg:desc/>
      </draw:frame>
      <draw:frame draw:id="id89" presentation:style-name="a652" draw:name="Text Placeholder 3" svg:x="0.82628in" svg:y="2.32552in" svg:width="2.98483in" svg:height="2.91121in" presentation:class="outline" presentation:placeholder="false">
        <draw:text-box>
          <text:list text:style-name="a651">
            <text:list-item>
              <text:p text:style-name="a650" text:class-names="" text:cond-style-name=""><text:span text:style-name="a649" text:class-names="">Образец текста</text:span></text:p>
            </text:list-item>
          </text:list>
        </draw:text-box>
        <svg:title/>
        <svg:desc/>
      </draw:frame>
      <draw:frame draw:id="id90" presentation:style-name="a656" draw:name="Text Placeholder 4" svg:x="4.02083in" svg:y="1.70538in" svg:width="2.98483in" svg:height="0.52109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Образец текста</text:span></text:p>
            </text:list-item>
          </text:list>
        </draw:text-box>
        <svg:title/>
        <svg:desc/>
      </draw:frame>
      <draw:frame draw:id="id91" presentation:style-name="a660" draw:name="Text Placeholder 3" svg:x="4.01605in" svg:y="2.32552in" svg:width="2.98483in" svg:height="2.91121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Образец текста</text:span></text:p>
            </text:list-item>
          </text:list>
        </draw:text-box>
        <svg:title/>
        <svg:desc/>
      </draw:frame>
      <draw:frame draw:id="id92" presentation:style-name="a664" draw:name="Text Placeholder 4" svg:x="7.20357in" svg:y="1.70538in" svg:width="2.98483in" svg:height="0.5210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Образец текста</text:span></text:p>
            </text:list-item>
          </text:list>
        </draw:text-box>
        <svg:title/>
        <svg:desc/>
      </draw:frame>
      <draw:frame draw:id="id93" presentation:style-name="a668" draw:name="Text Placeholder 3" svg:x="7.20357in" svg:y="2.32552in" svg:width="2.98483in" svg:height="2.91121in" presentation:class="outline" presentation:placeholder="false">
        <draw:text-box>
          <text:list text:style-name="a667">
            <text:list-item>
              <text:p text:style-name="a666" text:class-names="" text:cond-style-name=""><text:span text:style-name="a665" text:class-names="">Образец текста</text:span></text:p>
            </text:list-item>
          </text:list>
        </draw:text-box>
        <svg:title/>
        <svg:desc/>
      </draw:frame>
      <draw:frame draw:id="id94" presentation:style-name="a671" draw:name="Date Placeholder 2" svg:x="6.9433in" svg:y="5.31999in" svg:width="2.48047in" svg:height="0.33017in" presentation:class="date-tim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95" presentation:style-name="a674" draw:name="Footer Placeholder 3" svg:x="0.82628in" svg:y="5.31999in" svg:width="6.03377in" svg:height="0.33017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96" presentation:style-name="a678" draw:name="Slide Number Placeholder 4" svg:x="9.50703in" svg:y="5.31999in" svg:width="0.68137in" svg:height="0.33017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  <presentation:notes style:page-layout-name="pageLayout2" draw:style-name="a695">
        <draw:page-thumbnail svg:x="1.21063in" svg:y="0.88858in" svg:width="5.84567in" svg:height="4.38425in" presentation:class="page" draw:id="id5" presentation:style-name="a679" draw:name="Образ слайда 1">
          <svg:title/>
          <svg:desc/>
        </draw:page-thumbnail>
        <draw:frame draw:id="id6" presentation:style-name="a682" draw:name="Заметки 2" svg:x="0.82677in" svg:y="5.55394in" svg:width="6.61378in" svg:height="5.26142in" presentation:class="notes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7" presentation:style-name="a685" draw:name="Верхний колонтитул 3" svg:x="0in" svg:y="0in" svg:width="3.5878in" svg:height="0.58425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8" presentation:style-name="a688" draw:name="Дата 4" svg:x="4.67953in" svg:y="0in" svg:width="3.5878in" svg:height="0.58425in" presentation:class="date-time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9" presentation:style-name="a691" draw:name="Нижний колонтитул 5" svg:x="0in" svg:y="11.10827in" svg:width="3.5878in" svg:height="0.58425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0" presentation:style-name="a694" draw:name="Номер слайда 6" svg:x="4.67953in" svg:y="11.10827in" svg:width="3.5878in" svg:height="0.58425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Столбец-с-тремя-рисунками" style:page-layout-name="pageLayout1" draw:style-name="a697">
      <draw:frame draw:id="id97" draw:style-name="a698" draw:name="Picture 1" svg:x="0.81196in" svg:y="1.64413in" svg:width="3.02008in" svg:height="1.67093in" style:rel-width="scale" style:rel-height="scale">
        <draw:image xlink:href="media/image5.png" xlink:type="simple" xlink:show="embed" xlink:actuate="onLoad"/>
        <svg:title/>
        <svg:desc>Slate-V2-HD-3colPhotoInset.png</svg:desc>
      </draw:frame>
      <draw:frame draw:id="id98" draw:style-name="a699" draw:name="Picture 35" svg:x="3.98202in" svg:y="1.64413in" svg:width="3.02008in" svg:height="1.67093in" style:rel-width="scale" style:rel-height="scale">
        <draw:image xlink:href="media/image5.png" xlink:type="simple" xlink:show="embed" xlink:actuate="onLoad"/>
        <svg:title/>
        <svg:desc>Slate-V2-HD-3colPhotoInset.png</svg:desc>
      </draw:frame>
      <draw:frame draw:id="id99" draw:style-name="a700" draw:name="Picture 36" svg:x="7.17597in" svg:y="1.64413in" svg:width="3.02008in" svg:height="1.67093in" style:rel-width="scale" style:rel-height="scale">
        <draw:image xlink:href="media/image5.png" xlink:type="simple" xlink:show="embed" xlink:actuate="onLoad"/>
        <svg:title/>
        <svg:desc>Slate-V2-HD-3colPhotoInset.png</svg:desc>
      </draw:frame>
      <draw:frame draw:id="id100" presentation:style-name="a704" draw:name="Title 1" svg:x="0.82628in" svg:y="0.55123in" svg:width="9.36213in" svg:height="0.87753in" presentation:class="title" presentation:placeholder="false">
        <draw:text-box>
          <text:p text:style-name="a703" text:class-names="" text:cond-style-name=""><text:span text:style-name="a701" text:class-names="">Образец заголовка</text:span><text:span text:style-name="a702" text:class-names=""/></text:p>
        </draw:text-box>
        <svg:title/>
        <svg:desc/>
      </draw:frame>
      <draw:frame draw:id="id101" presentation:style-name="a708" draw:name="Text Placeholder 2" svg:x="0.82628in" svg:y="3.53031in" svg:width="2.98483in" svg:height="0.52109in" presentation:class="outline" presentation:placeholder="false">
        <draw:text-box>
          <text:list text:style-name="a707">
            <text:list-item>
              <text:p text:style-name="a706" text:class-names="" text:cond-style-name=""><text:span text:style-name="a705" text:class-names="">Образец текста</text:span></text:p>
            </text:list-item>
          </text:list>
        </draw:text-box>
        <svg:title/>
        <svg:desc/>
      </draw:frame>
      <draw:frame draw:id="id102" presentation:style-name="a712" draw:name="Picture Placeholder 2" svg:x="0.92059in" svg:y="1.75328in" svg:width="2.7962in" svg:height="1.44948in" presentation:class="graphic" presentation:placeholder="false">
        <draw:text-box>
          <text:p text:style-name="a711" text:class-names="" text:cond-style-name=""><text:span text:style-name="a709" text:class-names="">Вставка рисунка</text:span><text:span text:style-name="a710" text:class-names=""/></text:p>
        </draw:text-box>
        <svg:title/>
        <svg:desc/>
      </draw:frame>
      <draw:frame draw:id="id103" presentation:style-name="a716" draw:name="Text Placeholder 3" svg:x="0.82628in" svg:y="4.0514in" svg:width="2.98483in" svg:height="1.18533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Образец текста</text:span></text:p>
            </text:list-item>
          </text:list>
        </draw:text-box>
        <svg:title/>
        <svg:desc/>
      </draw:frame>
      <draw:frame draw:id="id104" presentation:style-name="a720" draw:name="Text Placeholder 4" svg:x="4.01728in" svg:y="3.53031in" svg:width="2.98483in" svg:height="0.52109in" presentation:class="outline" presentation:placeholder="false">
        <draw:text-box>
          <text:list text:style-name="a719">
            <text:list-item>
              <text:p text:style-name="a718" text:class-names="" text:cond-style-name=""><text:span text:style-name="a717" text:class-names="">Образец текста</text:span></text:p>
            </text:list-item>
          </text:list>
        </draw:text-box>
        <svg:title/>
        <svg:desc/>
      </draw:frame>
      <draw:frame draw:id="id105" presentation:style-name="a724" draw:name="Picture Placeholder 2" svg:x="4.11037in" svg:y="1.75344in" svg:width="2.7962in" svg:height="1.45419in" presentation:class="graphic" presentation:placeholder="false">
        <draw:text-box>
          <text:p text:style-name="a723" text:class-names="" text:cond-style-name=""><text:span text:style-name="a721" text:class-names="">Вставка рисунка</text:span><text:span text:style-name="a722" text:class-names=""/></text:p>
        </draw:text-box>
        <svg:title/>
        <svg:desc/>
      </draw:frame>
      <draw:frame draw:id="id106" presentation:style-name="a728" draw:name="Text Placeholder 3" svg:x="4.01605in" svg:y="4.0514in" svg:width="2.98483in" svg:height="1.18533in" presentation:class="outline" presentation:placeholder="false">
        <draw:text-box>
          <text:list text:style-name="a727">
            <text:list-item>
              <text:p text:style-name="a726" text:class-names="" text:cond-style-name=""><text:span text:style-name="a725" text:class-names="">Образец текста</text:span></text:p>
            </text:list-item>
          </text:list>
        </draw:text-box>
        <svg:title/>
        <svg:desc/>
      </draw:frame>
      <draw:frame draw:id="id107" presentation:style-name="a732" draw:name="Text Placeholder 4" svg:x="7.20368in" svg:y="3.53031in" svg:width="2.98483in" svg:height="0.52109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Образец текста</text:span></text:p>
            </text:list-item>
          </text:list>
        </draw:text-box>
        <svg:title/>
        <svg:desc/>
      </draw:frame>
      <draw:frame draw:id="id108" presentation:style-name="a736" draw:name="Picture Placeholder 2" svg:x="7.30224in" svg:y="1.74922in" svg:width="2.7962in" svg:height="1.45341in" presentation:class="graphic" presentation:placeholder="false">
        <draw:text-box>
          <text:p text:style-name="a735" text:class-names="" text:cond-style-name=""><text:span text:style-name="a733" text:class-names="">Вставка рисунка</text:span><text:span text:style-name="a734" text:class-names=""/></text:p>
        </draw:text-box>
        <svg:title/>
        <svg:desc/>
      </draw:frame>
      <draw:frame draw:id="id109" presentation:style-name="a740" draw:name="Text Placeholder 3" svg:x="7.20357in" svg:y="4.0514in" svg:width="2.98483in" svg:height="1.18533in" presentation:class="outline" presentation:placeholder="false">
        <draw:text-box>
          <text:list text:style-name="a739">
            <text:list-item>
              <text:p text:style-name="a738" text:class-names="" text:cond-style-name=""><text:span text:style-name="a737" text:class-names="">Образец текста</text:span></text:p>
            </text:list-item>
          </text:list>
        </draw:text-box>
        <svg:title/>
        <svg:desc/>
      </draw:frame>
      <draw:frame draw:id="id110" presentation:style-name="a743" draw:name="Date Placeholder 2" svg:x="6.9433in" svg:y="5.31999in" svg:width="2.48047in" svg:height="0.33017in" presentation:class="date-time" presentation:placeholder="false">
        <draw:text-box>
          <text:p text:style-name="a742" text:class-names="" text:cond-style-name=""><text:span text:style-name="a741" text:class-names=""/></text:p>
        </draw:text-box>
        <svg:title/>
        <svg:desc/>
      </draw:frame>
      <draw:frame draw:id="id111" presentation:style-name="a746" draw:name="Footer Placeholder 3" svg:x="0.82628in" svg:y="5.31999in" svg:width="6.03377in" svg:height="0.33017in" presentation:class="footer" presentation:placeholder="false">
        <draw:text-box>
          <text:p text:style-name="a745" text:class-names="" text:cond-style-name=""><text:span text:style-name="a744" text:class-names=""/></text:p>
        </draw:text-box>
        <svg:title/>
        <svg:desc/>
      </draw:frame>
      <draw:frame draw:id="id112" presentation:style-name="a750" draw:name="Slide Number Placeholder 4" svg:x="9.50703in" svg:y="5.31999in" svg:width="0.68137in" svg:height="0.33017in" presentation:class="page-number" presentation:placeholder="false">
        <draw:text-box>
          <text:p text:style-name="a749" text:class-names="" text:cond-style-name=""><text:span text:style-name="a747" text:class-names=""><text:page-number style:num-format="1" text:fixed="false"/></text:span><text:span text:style-name="a748" text:class-names=""/></text:p>
        </draw:text-box>
        <svg:title/>
        <svg:desc/>
      </draw:frame>
      <presentation:notes style:page-layout-name="pageLayout2" draw:style-name="a767">
        <draw:page-thumbnail svg:x="1.21063in" svg:y="0.88858in" svg:width="5.84567in" svg:height="4.38425in" presentation:class="page" draw:id="id5" presentation:style-name="a751" draw:name="Образ слайда 1">
          <svg:title/>
          <svg:desc/>
        </draw:page-thumbnail>
        <draw:frame draw:id="id6" presentation:style-name="a754" draw:name="Заметки 2" svg:x="0.82677in" svg:y="5.55394in" svg:width="6.61378in" svg:height="5.26142in" presentation:class="notes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7" presentation:style-name="a757" draw:name="Верхний колонтитул 3" svg:x="0in" svg:y="0in" svg:width="3.5878in" svg:height="0.58425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8" presentation:style-name="a760" draw:name="Дата 4" svg:x="4.67953in" svg:y="0in" svg:width="3.5878in" svg:height="0.58425in" presentation:class="date-time" presentation:placeholder="false">
          <draw:text-box>
            <text:p text:style-name="a759" text:class-names="" text:cond-style-name=""><text:span text:style-name="a758" text:class-names=""/></text:p>
          </draw:text-box>
          <svg:title/>
          <svg:desc/>
        </draw:frame>
        <draw:frame draw:id="id9" presentation:style-name="a763" draw:name="Нижний колонтитул 5" svg:x="0in" svg:y="11.10827in" svg:width="3.5878in" svg:height="0.58425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Номер слайда 6" svg:x="4.67953in" svg:y="11.10827in" svg:width="3.5878in" svg:height="0.58425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Заголовок-и-вертикальный-текст" style:page-layout-name="pageLayout1" draw:style-name="a769">
      <draw:frame draw:id="id113" presentation:style-name="a773" draw:name="Title 1" svg:x="0.82628in" svg:y="0.55123in" svg:width="9.36213in" svg:height="0.87753in" presentation:class="title" presentation:placeholder="false">
        <draw:text-box>
          <text:p text:style-name="a772" text:class-names="" text:cond-style-name=""><text:span text:style-name="a770" text:class-names="">Образец заголовка</text:span><text:span text:style-name="a771" text:class-names=""/></text:p>
        </draw:text-box>
        <svg:title/>
        <svg:desc/>
      </draw:frame>
      <draw:frame draw:id="id114" presentation:style-name="a790" draw:name="Vertical Text Placeholder 2" svg:x="0.82628in" svg:y="1.56658in" svg:width="9.36213in" svg:height="3.67015in" presentation:class="outline" presentation:placeholder="false">
        <draw:text-box>
          <text:list text:style-name="a776">
            <text:list-item>
              <text:p text:style-name="a775" text:class-names="" text:cond-style-name=""><text:span text:style-name="a774" text:class-names="">Образец текста</text:span></text:p>
            </text:list-item>
          </text:list>
          <text:list text:style-name="a779">
            <text:list-item>
              <text:list text:style-name="a779">
                <text:list-item>
                  <text:p text:style-name="a778" text:class-names="" text:cond-style-name=""><text:span text:style-name="a777" text:class-names="">Второй уровень</text:span></text:p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p text:style-name="a781" text:class-names="" text:cond-style-name=""><text:span text:style-name="a78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85">
            <text:list-item>
              <text:list text:style-name="a785">
                <text:list-item>
                  <text:list text:style-name="a785">
                    <text:list-item>
                      <text:list text:style-name="a785">
                        <text:list-item>
                          <text:p text:style-name="a784" text:class-names="" text:cond-style-name=""><text:span text:style-name="a78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list text:style-name="a789">
                            <text:list-item>
                              <text:p text:style-name="a788" text:class-names="" text:cond-style-name=""><text:span text:style-name="a786" text:class-names="">Пятый уровень</text:span><text:span text:style-name="a7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793" draw:name="Date Placeholder 3" svg:x="6.9433in" svg:y="5.31999in" svg:width="2.48047in" svg:height="0.33017in" presentation:class="date-time" presentation:placeholder="false">
        <draw:text-box>
          <text:p text:style-name="a792" text:class-names="" text:cond-style-name=""><text:span text:style-name="a791" text:class-names=""/></text:p>
        </draw:text-box>
        <svg:title/>
        <svg:desc/>
      </draw:frame>
      <draw:frame draw:id="id116" presentation:style-name="a796" draw:name="Footer Placeholder 4" svg:x="0.82628in" svg:y="5.31999in" svg:width="6.03377in" svg:height="0.33017in" presentation:class="footer" presentation:placeholder="false">
        <draw:text-box>
          <text:p text:style-name="a795" text:class-names="" text:cond-style-name=""><text:span text:style-name="a794" text:class-names=""/></text:p>
        </draw:text-box>
        <svg:title/>
        <svg:desc/>
      </draw:frame>
      <draw:frame draw:id="id117" presentation:style-name="a800" draw:name="Slide Number Placeholder 5" svg:x="9.50703in" svg:y="5.31999in" svg:width="0.68137in" svg:height="0.33017in" presentation:class="page-number" presentation:placeholder="false">
        <draw:text-box>
          <text:p text:style-name="a799" text:class-names="" text:cond-style-name=""><text:span text:style-name="a797" text:class-names=""><text:page-number style:num-format="1" text:fixed="false"/></text:span><text:span text:style-name="a798" text:class-names=""/></text:p>
        </draw:text-box>
        <svg:title/>
        <svg:desc/>
      </draw:frame>
      <presentation:notes style:page-layout-name="pageLayout2" draw:style-name="a817">
        <draw:page-thumbnail svg:x="1.21063in" svg:y="0.88858in" svg:width="5.84567in" svg:height="4.38425in" presentation:class="page" draw:id="id5" presentation:style-name="a801" draw:name="Образ слайда 1">
          <svg:title/>
          <svg:desc/>
        </draw:page-thumbnail>
        <draw:frame draw:id="id6" presentation:style-name="a804" draw:name="Заметки 2" svg:x="0.82677in" svg:y="5.55394in" svg:width="6.61378in" svg:height="5.26142in" presentation:class="notes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7" presentation:style-name="a807" draw:name="Верхний колонтитул 3" svg:x="0in" svg:y="0in" svg:width="3.5878in" svg:height="0.58425in" presentation:class="header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8" presentation:style-name="a810" draw:name="Дата 4" svg:x="4.67953in" svg:y="0in" svg:width="3.5878in" svg:height="0.58425in" presentation:class="date-time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9" presentation:style-name="a813" draw:name="Нижний колонтитул 5" svg:x="0in" svg:y="11.10827in" svg:width="3.5878in" svg:height="0.58425in" presentation:class="foot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0" presentation:style-name="a816" draw:name="Номер слайда 6" svg:x="4.67953in" svg:y="11.10827in" svg:width="3.5878in" svg:height="0.58425in" presentation:class="page-number" presentation:placeholder="false">
          <draw:text-box>
            <text:p text:style-name="a815" text:class-names="" text:cond-style-name=""><text:span text:style-name="a8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Вертикальный-заголовок-и-текст" style:page-layout-name="pageLayout1" draw:style-name="a819">
      <draw:frame draw:id="id118" presentation:style-name="a823" draw:name="Vertical Title 1" svg:x="8.12271in" svg:y="0.55123in" svg:width="2.06569in" svg:height="4.68549in" presentation:class="title" presentation:placeholder="false">
        <draw:text-box>
          <text:p text:style-name="a822" text:class-names="" text:cond-style-name=""><text:span text:style-name="a820" text:class-names="">Образец заголовка</text:span><text:span text:style-name="a821" text:class-names=""/></text:p>
        </draw:text-box>
        <svg:title/>
        <svg:desc/>
      </draw:frame>
      <draw:frame draw:id="id119" presentation:style-name="a840" draw:name="Vertical Text Placeholder 2" svg:x="0.82628in" svg:y="0.55123in" svg:width="7.15863in" svg:height="4.68549in" presentation:class="outline" presentation:placeholder="false">
        <draw:text-box>
          <text:list text:style-name="a826">
            <text:list-item>
              <text:p text:style-name="a825" text:class-names="" text:cond-style-name=""><text:span text:style-name="a824" text:class-names="">Образец текста</text:span></text:p>
            </text:list-item>
          </text:list>
          <text:list text:style-name="a829">
            <text:list-item>
              <text:list text:style-name="a829">
                <text:list-item>
                  <text:p text:style-name="a828" text:class-names="" text:cond-style-name=""><text:span text:style-name="a827" text:class-names="">Второй уровень</text:span></text:p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p text:style-name="a831" text:class-names="" text:cond-style-name=""><text:span text:style-name="a83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list text:style-name="a835">
                        <text:list-item>
                          <text:p text:style-name="a834" text:class-names="" text:cond-style-name=""><text:span text:style-name="a83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9">
            <text:list-item>
              <text:list text:style-name="a839">
                <text:list-item>
                  <text:list text:style-name="a839">
                    <text:list-item>
                      <text:list text:style-name="a839">
                        <text:list-item>
                          <text:list text:style-name="a839">
                            <text:list-item>
                              <text:p text:style-name="a838" text:class-names="" text:cond-style-name=""><text:span text:style-name="a836" text:class-names="">Пятый уровень</text:span><text:span text:style-name="a8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843" draw:name="Date Placeholder 3" svg:x="6.9433in" svg:y="5.31999in" svg:width="2.48047in" svg:height="0.33017in" presentation:class="date-time" presentation:placeholder="false">
        <draw:text-box>
          <text:p text:style-name="a842" text:class-names="" text:cond-style-name=""><text:span text:style-name="a841" text:class-names=""/></text:p>
        </draw:text-box>
        <svg:title/>
        <svg:desc/>
      </draw:frame>
      <draw:frame draw:id="id121" presentation:style-name="a846" draw:name="Footer Placeholder 4" svg:x="0.82628in" svg:y="5.31999in" svg:width="6.03377in" svg:height="0.33017in" presentation:class="footer" presentation:placeholder="false">
        <draw:text-box>
          <text:p text:style-name="a845" text:class-names="" text:cond-style-name=""><text:span text:style-name="a844" text:class-names=""/></text:p>
        </draw:text-box>
        <svg:title/>
        <svg:desc/>
      </draw:frame>
      <draw:frame draw:id="id122" presentation:style-name="a850" draw:name="Slide Number Placeholder 5" svg:x="9.50703in" svg:y="5.31999in" svg:width="0.68137in" svg:height="0.33017in" presentation:class="page-number" presentation:placeholder="false">
        <draw:text-box>
          <text:p text:style-name="a849" text:class-names="" text:cond-style-name=""><text:span text:style-name="a847" text:class-names=""><text:page-number style:num-format="1" text:fixed="false"/></text:span><text:span text:style-name="a848" text:class-names=""/></text:p>
        </draw:text-box>
        <svg:title/>
        <svg:desc/>
      </draw:frame>
      <presentation:notes style:page-layout-name="pageLayout2" draw:style-name="a867">
        <draw:page-thumbnail svg:x="1.21063in" svg:y="0.88858in" svg:width="5.84567in" svg:height="4.38425in" presentation:class="page" draw:id="id5" presentation:style-name="a851" draw:name="Образ слайда 1">
          <svg:title/>
          <svg:desc/>
        </draw:page-thumbnail>
        <draw:frame draw:id="id6" presentation:style-name="a854" draw:name="Заметки 2" svg:x="0.82677in" svg:y="5.55394in" svg:width="6.61378in" svg:height="5.26142in" presentation:class="notes" presentation:placeholder="false">
          <draw:text-box>
            <text:p text:style-name="a853" text:class-names="" text:cond-style-name=""><text:span text:style-name="a852" text:class-names=""/></text:p>
          </draw:text-box>
          <svg:title/>
          <svg:desc/>
        </draw:frame>
        <draw:frame draw:id="id7" presentation:style-name="a857" draw:name="Верхний колонтитул 3" svg:x="0in" svg:y="0in" svg:width="3.5878in" svg:height="0.58425in" presentation:class="header" presentation:placeholder="false">
          <draw:text-box>
            <text:p text:style-name="a856" text:class-names="" text:cond-style-name=""><text:span text:style-name="a855" text:class-names=""/></text:p>
          </draw:text-box>
          <svg:title/>
          <svg:desc/>
        </draw:frame>
        <draw:frame draw:id="id8" presentation:style-name="a860" draw:name="Дата 4" svg:x="4.67953in" svg:y="0in" svg:width="3.5878in" svg:height="0.58425in" presentation:class="date-time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9" presentation:style-name="a863" draw:name="Нижний колонтитул 5" svg:x="0in" svg:y="11.10827in" svg:width="3.5878in" svg:height="0.58425in" presentation:class="footer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10" presentation:style-name="a866" draw:name="Номер слайда 6" svg:x="4.67953in" svg:y="11.10827in" svg:width="3.5878in" svg:height="0.58425in" presentation:class="page-number" presentation:placeholder="false">
          <draw:text-box>
            <text:p text:style-name="a865" text:class-names="" text:cond-style-name=""><text:span text:style-name="a8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68">
      <draw:frame draw:id="id123" presentation:style-name="a871" draw:name="Верхний колонтитул 1" svg:x="0in" svg:y="0in" svg:width="3.5878in" svg:height="0.58425in" presentation:class="header" presentation:placeholder="false">
        <draw:text-box>
          <text:p text:style-name="a870" text:class-names="" text:cond-style-name=""><text:span text:style-name="a869" text:class-names=""/></text:p>
        </draw:text-box>
        <svg:title/>
        <svg:desc/>
      </draw:frame>
      <draw:frame draw:id="id124" presentation:style-name="a874" draw:name="Дата 2" svg:x="4.67953in" svg:y="0in" svg:width="3.5878in" svg:height="0.58425in" presentation:class="date-time" presentation:placeholder="false">
        <draw:text-box>
          <text:p text:style-name="a873" text:class-names="" text:cond-style-name=""><text:span text:style-name="a872" text:class-names=""/></text:p>
        </draw:text-box>
        <svg:title/>
        <svg:desc/>
      </draw:frame>
      <draw:frame draw:id="id125" presentation:style-name="a877" draw:name="Нижний колонтитул 3" svg:x="0in" svg:y="11.10827in" svg:width="3.5878in" svg:height="0.58425in" presentation:class="footer" presentation:placeholder="false">
        <draw:text-box>
          <text:p text:style-name="a876" text:class-names="" text:cond-style-name=""><text:span text:style-name="a875" text:class-names=""/></text:p>
        </draw:text-box>
        <svg:title/>
        <svg:desc/>
      </draw:frame>
      <draw:frame draw:id="id126" presentation:style-name="a880" draw:name="Номер слайда 4" svg:x="4.67953in" svg:y="11.10827in" svg:width="3.5878in" svg:height="0.58425in" presentation:class="page-number" presentation:placeholder="false">
        <draw:text-box>
          <text:p text:style-name="a879" text:class-names="" text:cond-style-name=""><text:span text:style-name="a878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o-blue</dc:title>
    <dc:description>Based on eCO - Wallpapers by lassekongo83: http://lassekongo83.deviantart.com/art/eCO-Wallpapers-153472704. License: CC-BY. Description: Minimalistic wallpapers that are good to use when you don't want to be distracted. ;)</dc:description>
    <dc:creator>Admin</dc:creator>
    <meta:creation-date>2021-11-28T10:18:39Z</meta:creation-date>
    <dc:date>2021-12-08T09:00:09Z</dc:date>
    <meta:template xlink:href="TM04033929%5b%5bfn=Сланец%5d%5d" xlink:type="simple"/>
    <meta:editing-cycles>21</meta:editing-cycles>
    <meta:editing-duration>PT3974S</meta:editing-duration>
    <meta:document-statistic meta:paragraph-count="80" meta:word-count="289"/>
  </office:meta>
</office:document-meta>
</file>